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style:font-name="Arial" fo:font-size="12pt" style:font-size-asian="12pt" style:font-name-complex="Arial" style:font-size-complex="12pt"/>
    </style:style>
    <style:style style:name="T2" style:family="text">
      <style:text-properties fo:color="#000000" style:font-name="Arial" fo:font-size="11pt" style:font-size-asian="11pt" style:font-name-complex="Arial" style:font-size-complex="11pt"/>
    </style:style>
    <style:style style:name="T3" style:family="text">
      <style:text-properties fo:color="#333333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59.475cm" svg:x="0cm" svg:y="0cm" svg:viewBox="0 0 21026 59476" draw:points="0,0 21026,0 21026,59476 0,59476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8.316cm" svg:height="0.475cm" svg:x="2.886cm" svg:y="2.556cm">
          <draw:text-box>
            <text:p text:style-name="P2"><text:span text:style-name="T1">A</text:span><text:span text:style-name="T1">l</text:span><text:span text:style-name="T1">u</text:span><text:span text:style-name="T1">m</text:span><text:span text:style-name="T1">n</text:span><text:span text:style-name="T1">o</text:span><text:span text:style-name="T1">: </text:span><text:span text:style-name="T1">V</text:span><text:span text:style-name="T1">e</text:span><text:span text:style-name="T1">l</text:span><text:span text:style-name="T1">a</text:span><text:span text:style-name="T1">z</text:span><text:span text:style-name="T1">q</text:span><text:span text:style-name="T1">u</text:span><text:span text:style-name="T1">e</text:span><text:span text:style-name="T1">z</text:span><text:span text:style-name="T1"> </text:span><text:span text:style-name="T1">F</text:span><text:span text:style-name="T1">i</text:span><text:span text:style-name="T1">g</text:span><text:span text:style-name="T1">u</text:span><text:span text:style-name="T1">e</text:span><text:span text:style-name="T1">r</text:span><text:span text:style-name="T1">o</text:span><text:span text:style-name="T1">a</text:span><text:span text:style-name="T1"> </text:span><text:span text:style-name="T1">M</text:span><text:span text:style-name="T1">a</text:span><text:span text:style-name="T1">r</text:span><text:span text:style-name="T1">c</text:span><text:span text:style-name="T1">o</text:span><text:span text:style-name="T1"> </text:span><text:span text:style-name="T1">A</text:span><text:span text:style-name="T1">n</text:span><text:span text:style-name="T1">t</text:span><text:span text:style-name="T1">o</text:span><text:span text:style-name="T1">n</text:span><text:span text:style-name="T1">i</text:span><text:span text:style-name="T1">o</text:span></text:p>
          </draw:text-box>
        </draw:frame>
        <draw:frame draw:style-name="gr2" draw:text-style-name="P3" draw:layer="layout" svg:width="4.282cm" svg:height="0.475cm" svg:x="14.326cm" svg:y="2.556cm">
          <draw:text-box>
            <text:p text:style-name="P2"><text:span text:style-name="T1">N</text:span><text:span text:style-name="T1">o</text:span><text:span text:style-name="T1">.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: </text:span><text:span text:style-name="T1">1</text:span><text:span text:style-name="T1">7</text:span><text:span text:style-name="T1">2</text:span><text:span text:style-name="T1">1</text:span><text:span text:style-name="T1">2</text:span><text:span text:style-name="T1">1</text:span><text:span text:style-name="T1">9</text:span><text:span text:style-name="T1">3</text:span><text:span text:style-name="T1"> </text:span></text:p>
          </draw:text-box>
        </draw:frame>
        <draw:frame draw:style-name="gr3" draw:text-style-name="P4" draw:layer="layout" svg:width="0.387cm" svg:height="0.433cm" svg:x="2.542cm" svg:y="3.14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2cm" svg:y="3.67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2cm" svg:y="4.2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455cm" svg:height="0.475cm" svg:x="7.838cm" svg:y="4.727cm">
          <draw:text-box>
            <text:p text:style-name="P2"><text:span text:style-name="T1">Manejo de memoria estática </text:span></text:p>
          </draw:text-box>
        </draw:frame>
        <draw:frame draw:style-name="gr2" draw:text-style-name="P3" draw:layer="layout" svg:width="0.423cm" svg:height="0.475cm" svg:x="10.513cm" svg:y="5.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5.945cm" svg:height="0.475cm" svg:x="2.542cm" svg:y="5.892cm">
          <draw:text-box>
            <text:p text:style-name="P2"><text:span text:style-name="T3">L</text:span><text:span text:style-name="T3">a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 </text:span><text:span text:style-name="T3">m</text:span><text:span text:style-name="T3">á</text:span><text:span text:style-name="T3">s</text:span><text:span text:style-name="T3"> </text:span><text:span text:style-name="T3">f</text:span><text:span text:style-name="T3">á</text:span><text:span text:style-name="T3">c</text:span><text:span text:style-name="T3">i</text:span><text:span text:style-name="T3">l </text:span><text:span text:style-name="T3">d</text:span><text:span text:style-name="T3">e</text:span><text:span text:style-name="T3"> </text:span><text:span text:style-name="T3">a</text:span><text:span text:style-name="T3">l</text:span><text:span text:style-name="T3">m</text:span><text:span text:style-name="T3">a</text:span><text:span text:style-name="T3">c</text:span><text:span text:style-name="T3">e</text:span><text:span text:style-name="T3">n</text:span><text:span text:style-name="T3">a</text:span><text:span text:style-name="T3">r</text:span><text:span text:style-name="T3"> </text:span><text:span text:style-name="T3">e</text:span><text:span text:style-name="T3">l 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i</text:span><text:span text:style-name="T3">d</text:span><text:span text:style-name="T3">o</text:span><text:span text:style-name="T3"> </text:span><text:span text:style-name="T3">d</text:span><text:span text:style-name="T3">e</text:span><text:span text:style-name="T3"> </text:span><text:span text:style-name="T3">u</text:span><text:span text:style-name="T3">n</text:span><text:span text:style-name="T3">a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 </text:span><text:span text:style-name="T3">e</text:span><text:span text:style-name="T3">n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i</text:span><text:span text:style-name="T3">a</text:span><text:span text:style-name="T3"> </text:span><text:span text:style-name="T3">e</text:span><text:span text:style-name="T3">n</text:span><text:span text:style-name="T3"> </text:span><text:span text:style-name="T3">t</text:span><text:span text:style-name="T3">i</text:span><text:span text:style-name="T3">e</text:span><text:span text:style-name="T3">m</text:span><text:span text:style-name="T3">p</text:span><text:span text:style-name="T3">o</text:span></text:p>
          </draw:text-box>
        </draw:frame>
        <draw:frame draw:style-name="gr2" draw:text-style-name="P3" draw:layer="layout" svg:width="0.423cm" svg:height="0.475cm" svg:x="3.013cm" svg:y="5.8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24cm" svg:y="5.8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158cm" svg:y="5.8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029cm" svg:y="5.8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618cm" svg:y="5.8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714cm" svg:y="5.8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161cm" svg:y="5.8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116cm" svg:y="5.8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705cm" svg:y="5.8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529cm" svg:y="5.8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13cm" svg:y="5.8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719cm" svg:y="5.8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485cm" svg:y="5.8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073cm" svg:y="5.8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3cm" svg:y="5.8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6.097cm" svg:height="0.475cm" svg:x="2.542cm" svg:y="6.396cm">
          <draw:text-box>
            <text:p text:style-name="P2"><text:span text:style-name="T3">d</text:span><text:span text:style-name="T3">e</text:span><text:span text:style-name="T3"> </text:span><text:span text:style-name="T3">e</text:span><text:span text:style-name="T3">j</text:span><text:span text:style-name="T3">e</text:span><text:span text:style-name="T3">c</text:span><text:span text:style-name="T3">u</text:span><text:span text:style-name="T3">c</text:span><text:span text:style-name="T3">i</text:span><text:span text:style-name="T3">ó</text:span><text:span text:style-name="T3">n</text:span><text:span text:style-name="T3"> </text:span><text:span text:style-name="T3">e</text:span><text:span text:style-name="T3">s</text:span><text:span text:style-name="T3"> </text:span><text:span text:style-name="T3">e</text:span><text:span text:style-name="T3">n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i</text:span><text:span text:style-name="T3">a</text:span><text:span text:style-name="T3"> </text:span><text:span text:style-name="T3">e</text:span><text:span text:style-name="T3">s</text:span><text:span text:style-name="T3">t</text:span><text:span text:style-name="T3">á</text:span><text:span text:style-name="T3">t</text:span><text:span text:style-name="T3">i</text:span><text:span text:style-name="T3">c</text:span><text:span text:style-name="T3">a</text:span><text:span text:style-name="T3"> </text:span><text:span text:style-name="T3">o</text:span><text:span text:style-name="T3"> </text:span><text:span text:style-name="T3">p</text:span><text:span text:style-name="T3">e</text:span><text:span text:style-name="T3">r</text:span><text:span text:style-name="T3">m</text:span><text:span text:style-name="T3">a</text:span><text:span text:style-name="T3">n</text:span><text:span text:style-name="T3">e</text:span><text:span text:style-name="T3">n</text:span><text:span text:style-name="T3">t</text:span><text:span text:style-name="T3">e</text:span><text:span text:style-name="T3"> </text:span><text:span text:style-name="T3">a</text:span><text:span text:style-name="T3"> </text:span><text:span text:style-name="T3">l</text:span><text:span text:style-name="T3">o</text:span><text:span text:style-name="T3"> </text:span><text:span text:style-name="T3">l</text:span><text:span text:style-name="T3">a</text:span><text:span text:style-name="T3">r</text:span><text:span text:style-name="T3">g</text:span><text:span text:style-name="T3">o</text:span><text:span text:style-name="T3"> </text:span><text:span text:style-name="T3">d</text:span><text:span text:style-name="T3">e</text:span><text:span text:style-name="T3"> </text:span><text:span text:style-name="T3">t</text:span><text:span text:style-name="T3">o</text:span><text:span text:style-name="T3">d</text:span><text:span text:style-name="T3">a</text:span><text:span text:style-name="T3"> </text:span><text:span text:style-name="T3">l</text:span><text:span text:style-name="T3">a</text:span><text:span text:style-name="T3"> </text:span><text:span text:style-name="T3">e</text:span><text:span text:style-name="T3">j</text:span><text:span text:style-name="T3">e</text:span><text:span text:style-name="T3">c</text:span><text:span text:style-name="T3">u</text:span><text:span text:style-name="T3">c</text:span><text:span text:style-name="T3">i</text:span><text:span text:style-name="T3">ó</text:span><text:span text:style-name="T3">n</text:span><text:span text:style-name="T3"> </text:span><text:span text:style-name="T3">d</text:span><text:span text:style-name="T3">e</text:span><text:span text:style-name="T3">l</text:span></text:p>
          </draw:text-box>
        </draw:frame>
        <draw:frame draw:style-name="gr2" draw:text-style-name="P3" draw:layer="layout" svg:width="0.423cm" svg:height="0.475cm" svg:x="3.013cm" svg:y="6.3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921cm" svg:y="6.3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486cm" svg:y="6.3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075cm" svg:y="6.3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84cm" svg:y="6.3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418cm" svg:y="6.3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771cm" svg:y="6.3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15cm" svg:y="6.3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503cm" svg:y="6.3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95cm" svg:y="6.3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01cm" svg:y="6.3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599cm" svg:y="6.3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541cm" svg:y="6.3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778cm" svg:y="6.3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1cm" svg:y="6.3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2.597cm" svg:height="0.475cm" svg:x="2.542cm" svg:y="6.899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a</text:span><text:span text:style-name="T3">. </text:span><text:span text:style-name="T3">N</text:span><text:span text:style-name="T3">o</text:span></text:p>
          </draw:text-box>
        </draw:frame>
        <draw:frame draw:style-name="gr2" draw:text-style-name="P3" draw:layer="layout" svg:width="1.043cm" svg:height="0.475cm" svg:x="5.609cm" svg:y="6.899cm">
          <draw:text-box>
            <text:p text:style-name="P2"><text:span text:style-name="T3">t</text:span><text:span text:style-name="T3">o</text:span><text:span text:style-name="T3">d</text:span><text:span text:style-name="T3">o</text:span><text:span text:style-name="T3">s</text:span></text:p>
          </draw:text-box>
        </draw:frame>
        <draw:frame draw:style-name="gr2" draw:text-style-name="P3" draw:layer="layout" svg:width="0.544cm" svg:height="0.475cm" svg:x="7.213cm" svg:y="6.899cm">
          <draw:text-box>
            <text:p text:style-name="P2"><text:span text:style-name="T3">l</text:span><text:span text:style-name="T3">o</text:span><text:span text:style-name="T3">s</text:span></text:p>
          </draw:text-box>
        </draw:frame>
        <draw:frame draw:style-name="gr2" draw:text-style-name="P3" draw:layer="layout" svg:width="1.374cm" svg:height="0.475cm" svg:x="8.322cm" svg:y="6.899cm">
          <draw:text-box>
            <text:p text:style-name="P2"><text:span text:style-name="T3">o</text:span><text:span text:style-name="T3">b</text:span><text:span text:style-name="T3">j</text:span><text:span text:style-name="T3">e</text:span><text:span text:style-name="T3">t</text:span><text:span text:style-name="T3">o</text:span><text:span text:style-name="T3">s</text:span></text:p>
          </draw:text-box>
        </draw:frame>
        <draw:frame draw:style-name="gr2" draw:text-style-name="P3" draw:layer="layout" svg:width="1.979cm" svg:height="0.475cm" svg:x="10.256cm" svg:y="6.899cm">
          <draw:text-box>
            <text:p text:style-name="P2"><text:span text:style-name="T3">(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s</text:span><text:span text:style-name="T3">)</text:span></text:p>
          </draw:text-box>
        </draw:frame>
        <draw:frame draw:style-name="gr2" draw:text-style-name="P3" draw:layer="layout" svg:width="1.424cm" svg:height="0.475cm" svg:x="12.802cm" svg:y="6.899cm">
          <draw:text-box>
            <text:p text:style-name="P2"><text:span text:style-name="T3">p</text:span><text:span text:style-name="T3">u</text:span><text:span text:style-name="T3">e</text:span><text:span text:style-name="T3">d</text:span><text:span text:style-name="T3">e</text:span><text:span text:style-name="T3">n</text:span></text:p>
          </draw:text-box>
        </draw:frame>
        <draw:frame draw:style-name="gr2" draw:text-style-name="P3" draw:layer="layout" svg:width="0.59cm" svg:height="0.475cm" svg:x="14.783cm" svg:y="6.899cm">
          <draw:text-box>
            <text:p text:style-name="P2"><text:span text:style-name="T3">s</text:span><text:span text:style-name="T3">e</text:span><text:span text:style-name="T3">r</text:span></text:p>
          </draw:text-box>
        </draw:frame>
        <draw:frame draw:style-name="gr2" draw:text-style-name="P3" draw:layer="layout" svg:width="2.529cm" svg:height="0.475cm" svg:x="15.939cm" svg:y="6.899cm">
          <draw:text-box>
            <text:p text:style-name="P2"><text:span text:style-name="T3">almacenados</text:span></text:p>
          </draw:text-box>
        </draw:frame>
        <draw:frame draw:style-name="gr2" draw:text-style-name="P3" draw:layer="layout" svg:width="0.423cm" svg:height="0.475cm" svg:x="5.015cm" svg:y="6.89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645cm" svg:y="6.89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755cm" svg:y="6.89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689cm" svg:y="6.89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234cm" svg:y="6.89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216cm" svg:y="6.89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372cm" svg:y="6.89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59cm" svg:y="6.89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318cm" svg:height="0.475cm" svg:x="2.542cm" svg:y="7.402cm">
          <draw:text-box>
            <text:p text:style-name="P2"><text:span text:style-name="T3">e</text:span><text:span text:style-name="T3">s</text:span><text:span text:style-name="T3">t</text:span><text:span text:style-name="T3">á</text:span><text:span text:style-name="T3">t</text:span><text:span text:style-name="T3">i</text:span><text:span text:style-name="T3">c</text:span><text:span text:style-name="T3">a</text:span><text:span text:style-name="T3">m</text:span><text:span text:style-name="T3">e</text:span><text:span text:style-name="T3">n</text:span><text:span text:style-name="T3">t</text:span><text:span text:style-name="T3">e</text:span><text:span text:style-name="T3">.</text:span><text:span text:style-name="T3">P</text:span><text:span text:style-name="T3">a</text:span><text:span text:style-name="T3">r</text:span><text:span text:style-name="T3">a</text:span><text:span text:style-name="T3"> </text:span><text:span text:style-name="T3">q</text:span><text:span text:style-name="T3">u</text:span><text:span text:style-name="T3">e</text:span><text:span text:style-name="T3"> </text:span><text:span text:style-name="T3">u</text:span><text:span text:style-name="T3">n</text:span><text:span text:style-name="T3"> </text:span><text:span text:style-name="T3">o</text:span><text:span text:style-name="T3">b</text:span><text:span text:style-name="T3">j</text:span><text:span text:style-name="T3">e</text:span><text:span text:style-name="T3">t</text:span><text:span text:style-name="T3">o</text:span><text:span text:style-name="T3"> </text:span><text:span text:style-name="T3">p</text:span><text:span text:style-name="T3">u</text:span><text:span text:style-name="T3">e</text:span><text:span text:style-name="T3">d</text:span><text:span text:style-name="T3">a</text:span><text:span text:style-name="T3"> </text:span><text:span text:style-name="T3">s</text:span><text:span text:style-name="T3">e</text:span><text:span text:style-name="T3">r</text:span><text:span text:style-name="T3"> </text:span><text:span text:style-name="T3">a</text:span><text:span text:style-name="T3">l</text:span><text:span text:style-name="T3">m</text:span><text:span text:style-name="T3">a</text:span><text:span text:style-name="T3">c</text:span><text:span text:style-name="T3">e</text:span><text:span text:style-name="T3">n</text:span><text:span text:style-name="T3">a</text:span><text:span text:style-name="T3">d</text:span><text:span text:style-name="T3">o</text:span><text:span text:style-name="T3"> </text:span><text:span text:style-name="T3">e</text:span><text:span text:style-name="T3">n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i</text:span><text:span text:style-name="T3">a</text:span><text:span text:style-name="T3"> </text:span><text:span text:style-name="T3">e</text:span><text:span text:style-name="T3">s</text:span><text:span text:style-name="T3">t</text:span><text:span text:style-name="T3">á</text:span><text:span text:style-name="T3">t</text:span><text:span text:style-name="T3">i</text:span><text:span text:style-name="T3">c</text:span><text:span text:style-name="T3">a</text:span><text:span text:style-name="T3"> </text:span><text:span text:style-name="T3">s</text:span><text:span text:style-name="T3">u</text:span></text:p>
          </draw:text-box>
        </draw:frame>
        <draw:frame draw:style-name="gr2" draw:text-style-name="P3" draw:layer="layout" svg:width="0.423cm" svg:height="0.475cm" svg:x="6.192cm" svg:y="7.40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096cm" svg:y="7.40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765cm" svg:y="7.40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116cm" svg:y="7.40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491cm" svg:y="7.40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277cm" svg:y="7.40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755cm" svg:y="7.40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397cm" svg:y="7.40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216cm" svg:y="7.40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846cm" svg:y="7.40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4cm" svg:y="7.40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521cm" svg:height="0.475cm" svg:x="2.542cm" svg:y="7.905cm">
          <draw:text-box>
            <text:p text:style-name="P2"><text:span text:style-name="T3">t</text:span><text:span text:style-name="T3">a</text:span><text:span text:style-name="T3">m</text:span><text:span text:style-name="T3">a</text:span><text:span text:style-name="T3">ñ</text:span><text:span text:style-name="T3">o</text:span><text:span text:style-name="T3">(</text:span><text:span text:style-name="T3">n</text:span><text:span text:style-name="T3">ú</text:span><text:span text:style-name="T3">m</text:span><text:span text:style-name="T3">e</text:span><text:span text:style-name="T3">r</text:span><text:span text:style-name="T3">o</text:span><text:span text:style-name="T3"> </text:span><text:span text:style-name="T3">d</text:span><text:span text:style-name="T3">e</text:span><text:span text:style-name="T3"> </text:span><text:span text:style-name="T3">b</text:span><text:span text:style-name="T3">y</text:span><text:span text:style-name="T3">t</text:span><text:span text:style-name="T3">e</text:span><text:span text:style-name="T3">s</text:span><text:span text:style-name="T3"> </text:span><text:span text:style-name="T3">n</text:span><text:span text:style-name="T3">e</text:span><text:span text:style-name="T3">c</text:span><text:span text:style-name="T3">e</text:span><text:span text:style-name="T3">s</text:span><text:span text:style-name="T3">a</text:span><text:span text:style-name="T3">r</text:span><text:span text:style-name="T3">i</text:span><text:span text:style-name="T3">o</text:span><text:span text:style-name="T3">s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s</text:span><text:span text:style-name="T3">u</text:span><text:span text:style-name="T3"> </text:span><text:span text:style-name="T3">a</text:span><text:span text:style-name="T3">l</text:span><text:span text:style-name="T3">m</text:span><text:span text:style-name="T3">a</text:span><text:span text:style-name="T3">c</text:span><text:span text:style-name="T3">e</text:span><text:span text:style-name="T3">n</text:span><text:span text:style-name="T3">a</text:span><text:span text:style-name="T3">m</text:span><text:span text:style-name="T3">i</text:span><text:span text:style-name="T3">e</text:span><text:span text:style-name="T3">n</text:span><text:span text:style-name="T3">t</text:span><text:span text:style-name="T3">o</text:span><text:span text:style-name="T3">)</text:span><text:span text:style-name="T3"> </text:span><text:span text:style-name="T3">h</text:span><text:span text:style-name="T3">a</text:span><text:span text:style-name="T3"> </text:span><text:span text:style-name="T3">d</text:span><text:span text:style-name="T3">e</text:span><text:span text:style-name="T3"> </text:span><text:span text:style-name="T3">s</text:span><text:span text:style-name="T3">e</text:span><text:span text:style-name="T3">r</text:span><text:span text:style-name="T3"> </text:span><text:span text:style-name="T3">c</text:span><text:span text:style-name="T3">o</text:span><text:span text:style-name="T3">n</text:span><text:span text:style-name="T3">o</text:span><text:span text:style-name="T3">c</text:span><text:span text:style-name="T3">i</text:span><text:span text:style-name="T3">d</text:span><text:span text:style-name="T3">o</text:span></text:p>
          </draw:text-box>
        </draw:frame>
        <draw:frame draw:style-name="gr2" draw:text-style-name="P3" draw:layer="layout" svg:width="0.423cm" svg:height="0.475cm" svg:x="5.533cm" svg:y="7.90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175cm" svg:y="7.90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358cm" svg:y="7.90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577cm" svg:y="7.90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596cm" svg:y="7.90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214cm" svg:y="7.90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634cm" svg:y="7.90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276cm" svg:y="7.90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891cm" svg:y="7.90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624cm" svg:y="7.90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4cm" svg:y="7.90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4.938cm" svg:height="0.475cm" svg:x="2.542cm" svg:y="8.408cm">
          <draw:text-box>
            <text:p text:style-name="P2"><text:span text:style-name="T3">en tiempo de compilación,</text:span></text:p>
          </draw:text-box>
        </draw:frame>
        <draw:frame draw:style-name="gr2" draw:text-style-name="P3" draw:layer="layout" svg:width="9.222cm" svg:height="0.475cm" svg:x="8.323cm" svg:y="8.408cm">
          <draw:text-box>
            <text:p text:style-name="P2"><text:span text:style-name="T3">c</text:span><text:span text:style-name="T3">o</text:span><text:span text:style-name="T3">m</text:span><text:span text:style-name="T3">o</text:span><text:span text:style-name="T3"> </text:span><text:span text:style-name="T3">c</text:span><text:span text:style-name="T3">o</text:span><text:span text:style-name="T3">n</text:span><text:span text:style-name="T3">s</text:span><text:span text:style-name="T3">e</text:span><text:span text:style-name="T3">c</text:span><text:span text:style-name="T3">u</text:span><text:span text:style-name="T3">e</text:span><text:span text:style-name="T3">n</text:span><text:span text:style-name="T3">c</text:span><text:span text:style-name="T3">i</text:span><text:span text:style-name="T3">a</text:span><text:span text:style-name="T3"> </text:span><text:span text:style-name="T3">d</text:span><text:span text:style-name="T3">e</text:span><text:span text:style-name="T3"> </text:span><text:span text:style-name="T3">e</text:span><text:span text:style-name="T3">s</text:span><text:span text:style-name="T3">t</text:span><text:span text:style-name="T3">a</text:span><text:span text:style-name="T3"> </text:span><text:span text:style-name="T3">c</text:span><text:span text:style-name="T3">o</text:span><text:span text:style-name="T3">n</text:span><text:span text:style-name="T3">d</text:span><text:span text:style-name="T3">i</text:span><text:span text:style-name="T3">c</text:span><text:span text:style-name="T3">i</text:span><text:span text:style-name="T3">ó</text:span><text:span text:style-name="T3">n</text:span><text:span text:style-name="T3"> </text:span><text:span text:style-name="T3">n</text:span><text:span text:style-name="T3">o</text:span><text:span text:style-name="T3"> </text:span><text:span text:style-name="T3">p</text:span><text:span text:style-name="T3">o</text:span><text:span text:style-name="T3">d</text:span><text:span text:style-name="T3">r</text:span><text:span text:style-name="T3">á</text:span><text:span text:style-name="T3">n</text:span></text:p>
          </draw:text-box>
        </draw:frame>
        <draw:frame draw:style-name="gr2" draw:text-style-name="P3" draw:layer="layout" svg:width="0.423cm" svg:height="0.475cm" svg:x="3.013cm" svg:y="8.4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588cm" svg:y="8.4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362cm" svg:y="8.4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02cm" svg:y="8.4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359cm" svg:y="8.4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226cm" svg:y="8.4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974cm" svg:y="8.4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051cm" svg:y="8.4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118cm" svg:y="8.4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865cm" svg:y="8.4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1cm" svg:y="8.4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682cm" svg:height="0.475cm" svg:x="2.542cm" svg:y="8.911cm">
          <draw:text-box>
            <text:p text:style-name="P2"><text:span text:style-name="T3">a</text:span><text:span text:style-name="T3">l</text:span><text:span text:style-name="T3">m</text:span><text:span text:style-name="T3">a</text:span><text:span text:style-name="T3">c</text:span><text:span text:style-name="T3">e</text:span><text:span text:style-name="T3">n</text:span><text:span text:style-name="T3">a</text:span><text:span text:style-name="T3">r</text:span><text:span text:style-name="T3">s</text:span><text:span text:style-name="T3">e</text:span><text:span text:style-name="T3"> </text:span><text:span text:style-name="T3">e</text:span><text:span text:style-name="T3">n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i</text:span><text:span text:style-name="T3">a</text:span><text:span text:style-name="T3"> </text:span><text:span text:style-name="T3">e</text:span><text:span text:style-name="T3">s</text:span><text:span text:style-name="T3">t</text:span><text:span text:style-name="T3">á</text:span><text:span text:style-name="T3">t</text:span><text:span text:style-name="T3">i</text:span><text:span text:style-name="T3">c</text:span><text:span text:style-name="T3">a</text:span><text:span text:style-name="T3">:</text:span><text:span text:style-name="T3">*</text:span><text:span text:style-name="T3"> </text:span><text:span text:style-name="T3">L</text:span><text:span text:style-name="T3">o</text:span><text:span text:style-name="T3">s</text:span><text:span text:style-name="T3"> </text:span><text:span text:style-name="T3">o</text:span><text:span text:style-name="T3">b</text:span><text:span text:style-name="T3">j</text:span><text:span text:style-name="T3">e</text:span><text:span text:style-name="T3">t</text:span><text:span text:style-name="T3">o</text:span><text:span text:style-name="T3">s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d</text:span><text:span text:style-name="T3">i</text:span><text:span text:style-name="T3">e</text:span><text:span text:style-name="T3">n</text:span><text:span text:style-name="T3">t</text:span><text:span text:style-name="T3">e</text:span><text:span text:style-name="T3">s</text:span><text:span text:style-name="T3"> </text:span><text:span text:style-name="T3">a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i</text:span><text:span text:style-name="T3">m</text:span><text:span text:style-name="T3">i</text:span><text:span text:style-name="T3">e</text:span><text:span text:style-name="T3">n</text:span><text:span text:style-name="T3">t</text:span><text:span text:style-name="T3">o</text:span><text:span text:style-name="T3">s</text:span></text:p>
          </draw:text-box>
        </draw:frame>
        <draw:frame draw:style-name="gr2" draw:text-style-name="P3" draw:layer="layout" svg:width="0.423cm" svg:height="0.475cm" svg:x="4.968cm" svg:y="8.9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609cm" svg:y="8.9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428cm" svg:y="8.9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341cm" svg:y="8.9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168cm" svg:y="8.9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678cm" svg:y="8.9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073cm" svg:y="8.9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452cm" svg:y="8.9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9cm" svg:y="8.9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4.345cm" svg:height="0.475cm" svg:x="2.542cm" svg:y="9.414cm">
          <draw:text-box>
            <text:p text:style-name="P2"><text:span text:style-name="T3">o</text:span><text:span text:style-name="T3"> </text:span><text:span text:style-name="T3">f</text:span><text:span text:style-name="T3">u</text:span><text:span text:style-name="T3">n</text:span><text:span text:style-name="T3">c</text:span><text:span text:style-name="T3">i</text:span><text:span text:style-name="T3">o</text:span><text:span text:style-name="T3">n</text:span><text:span text:style-name="T3">e</text:span><text:span text:style-name="T3">s</text:span><text:span text:style-name="T3">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v</text:span><text:span text:style-name="T3">a</text:span><text:span text:style-name="T3">s</text:span><text:span text:style-name="T3">,</text:span></text:p>
          </draw:text-box>
        </draw:frame>
        <draw:frame draw:style-name="gr2" draw:text-style-name="P3" draw:layer="layout" svg:width="8.867cm" svg:height="0.475cm" svg:x="7.151cm" svg:y="9.414cm">
          <draw:text-box>
            <text:p text:style-name="P2"><text:span text:style-name="T3">y</text:span><text:span text:style-name="T3">a</text:span><text:span text:style-name="T3"> </text:span><text:span text:style-name="T3">q</text:span><text:span text:style-name="T3">u</text:span><text:span text:style-name="T3">e</text:span><text:span text:style-name="T3"> </text:span><text:span text:style-name="T3">e</text:span><text:span text:style-name="T3">n</text:span><text:span text:style-name="T3"> </text:span><text:span text:style-name="T3">t</text:span><text:span text:style-name="T3">i</text:span><text:span text:style-name="T3">e</text:span><text:span text:style-name="T3">m</text:span><text:span text:style-name="T3">p</text:span><text:span text:style-name="T3">o</text:span><text:span text:style-name="T3"> </text:span><text:span text:style-name="T3">d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i</text:span><text:span text:style-name="T3">l</text:span><text:span text:style-name="T3">a</text:span><text:span text:style-name="T3">c</text:span><text:span text:style-name="T3">i</text:span><text:span text:style-name="T3">ó</text:span><text:span text:style-name="T3">n</text:span><text:span text:style-name="T3"> </text:span><text:span text:style-name="T3">n</text:span><text:span text:style-name="T3">o</text:span><text:span text:style-name="T3"> </text:span><text:span text:style-name="T3">s</text:span><text:span text:style-name="T3">e</text:span><text:span text:style-name="T3"> </text:span><text:span text:style-name="T3">s</text:span><text:span text:style-name="T3">a</text:span><text:span text:style-name="T3">b</text:span><text:span text:style-name="T3">e</text:span><text:span text:style-name="T3"> </text:span><text:span text:style-name="T3">e</text:span><text:span text:style-name="T3">l</text:span></text:p>
          </draw:text-box>
        </draw:frame>
        <draw:frame draw:style-name="gr2" draw:text-style-name="P3" draw:layer="layout" svg:width="2.034cm" svg:height="0.475cm" svg:x="16.417cm" svg:y="9.414cm">
          <draw:text-box>
            <text:p text:style-name="P2"><text:span text:style-name="T3">n</text:span><text:span text:style-name="T3">ú</text:span><text:span text:style-name="T3">m</text:span><text:span text:style-name="T3">e</text:span><text:span text:style-name="T3">r</text:span><text:span text:style-name="T3">o</text:span><text:span text:style-name="T3"> </text:span><text:span text:style-name="T3">d</text:span><text:span text:style-name="T3">e</text:span></text:p>
          </draw:text-box>
        </draw:frame>
        <draw:frame draw:style-name="gr2" draw:text-style-name="P3" draw:layer="layout" svg:width="0.423cm" svg:height="0.475cm" svg:x="2.778cm" svg:y="9.4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762cm" svg:y="9.4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981cm" svg:y="9.4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599cm" svg:y="9.4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476cm" svg:y="9.4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118cm" svg:y="9.4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533cm" svg:y="9.4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149cm" svg:y="9.4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53cm" svg:y="9.4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145cm" svg:y="9.4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736cm" svg:y="9.4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799cm" svg:y="9.4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273cm" svg:y="9.4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854cm" svg:y="9.4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9cm" svg:y="9.4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14cm" svg:height="0.475cm" svg:x="2.542cm" svg:y="9.917cm">
          <draw:text-box>
            <text:p text:style-name="P2"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s</text:span><text:span text:style-name="T3"> </text:span><text:span text:style-name="T3">q</text:span><text:span text:style-name="T3">u</text:span><text:span text:style-name="T3">e</text:span><text:span text:style-name="T3"> </text:span><text:span text:style-name="T3">s</text:span><text:span text:style-name="T3">e</text:span><text:span text:style-name="T3">r</text:span><text:span text:style-name="T3">á</text:span><text:span text:style-name="T3">n</text:span><text:span text:style-name="T3"> </text:span><text:span text:style-name="T3">n</text:span><text:span text:style-name="T3">e</text:span><text:span text:style-name="T3">c</text:span><text:span text:style-name="T3">e</text:span><text:span text:style-name="T3">s</text:span><text:span text:style-name="T3">a</text:span><text:span text:style-name="T3">r</text:span><text:span text:style-name="T3">i</text:span><text:span text:style-name="T3">a</text:span><text:span text:style-name="T3">s</text:span><text:span text:style-name="T3">.</text:span><text:span text:style-name="T3">*</text:span><text:span text:style-name="T3"> </text:span><text:span text:style-name="T3">L</text:span><text:span text:style-name="T3">a</text:span><text:span text:style-name="T3">s</text:span><text:span text:style-name="T3"> </text:span><text:span text:style-name="T3">e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a</text:span><text:span text:style-name="T3">s</text:span><text:span text:style-name="T3"> </text:span><text:span text:style-name="T3">d</text:span><text:span text:style-name="T3">i</text:span><text:span text:style-name="T3">n</text:span><text:span text:style-name="T3">á</text:span><text:span text:style-name="T3">m</text:span><text:span text:style-name="T3">i</text:span><text:span text:style-name="T3">c</text:span><text:span text:style-name="T3">a</text:span><text:span text:style-name="T3">s</text:span><text:span text:style-name="T3"> </text:span><text:span text:style-name="T3">d</text:span><text:span text:style-name="T3">e</text:span><text:span text:style-name="T3"> </text:span><text:span text:style-name="T3">d</text:span><text:span text:style-name="T3">a</text:span><text:span text:style-name="T3">t</text:span><text:span text:style-name="T3">o</text:span><text:span text:style-name="T3">s</text:span><text:span text:style-name="T3"> </text:span><text:span text:style-name="T3">t</text:span><text:span text:style-name="T3">a</text:span><text:span text:style-name="T3">l</text:span><text:span text:style-name="T3">e</text:span><text:span text:style-name="T3">s</text:span><text:span text:style-name="T3"> </text:span><text:span text:style-name="T3">c</text:span><text:span text:style-name="T3">o</text:span><text:span text:style-name="T3">m</text:span><text:span text:style-name="T3">o</text:span></text:p>
          </draw:text-box>
        </draw:frame>
        <draw:frame draw:style-name="gr2" draw:text-style-name="P3" draw:layer="layout" svg:width="0.423cm" svg:height="0.475cm" svg:x="4.238cm" svg:y="9.91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168cm" svg:y="9.91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425cm" svg:y="9.91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953cm" svg:y="9.91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833cm" svg:y="9.91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126cm" svg:y="9.91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23cm" svg:y="9.91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899cm" svg:y="9.91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132cm" svg:y="9.91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224cm" svg:y="9.91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57cm" svg:y="9.91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086cm" svg:height="0.475cm" svg:x="2.542cm" svg:y="10.421cm">
          <draw:text-box>
            <text:p text:style-name="P2"><text:span text:style-name="T3">l</text:span><text:span text:style-name="T3">i</text:span><text:span text:style-name="T3">s</text:span><text:span text:style-name="T3">t</text:span><text:span text:style-name="T3">a</text:span><text:span text:style-name="T3">s</text:span><text:span text:style-name="T3">,</text:span></text:p>
          </draw:text-box>
        </draw:frame>
        <draw:frame draw:style-name="gr2" draw:text-style-name="P3" draw:layer="layout" svg:width="1.513cm" svg:height="0.475cm" svg:x="3.796cm" svg:y="10.421cm">
          <draw:text-box>
            <text:p text:style-name="P2"><text:span text:style-name="T3">á</text:span><text:span text:style-name="T3">r</text:span><text:span text:style-name="T3">b</text:span><text:span text:style-name="T3">ol</text:span><text:span text:style-name="T3">e</text:span><text:span text:style-name="T3">s,</text:span></text:p>
          </draw:text-box>
        </draw:frame>
        <draw:frame draw:style-name="gr2" draw:text-style-name="P3" draw:layer="layout" svg:width="0.688cm" svg:height="0.475cm" svg:x="5.473cm" svg:y="10.421cm">
          <draw:text-box>
            <text:p text:style-name="P2"><text:span text:style-name="T3">etc.</text:span></text:p>
          </draw:text-box>
        </draw:frame>
        <draw:frame draw:style-name="gr2" draw:text-style-name="P3" draw:layer="layout" svg:width="1.729cm" svg:height="0.475cm" svg:x="6.327cm" svg:y="10.421cm">
          <draw:text-box>
            <text:p text:style-name="P2"><text:span text:style-name="T3">ya </text:span><text:span text:style-name="T3">que </text:span><text:span text:style-name="T3">el</text:span></text:p>
          </draw:text-box>
        </draw:frame>
        <draw:frame draw:style-name="gr2" draw:text-style-name="P3" draw:layer="layout" svg:width="10.022cm" svg:height="0.475cm" svg:x="8.269cm" svg:y="10.421cm">
          <draw:text-box>
            <text:p text:style-name="P2"><text:span text:style-name="T3">n</text:span><text:span text:style-name="T3">ú</text:span><text:span text:style-name="T3">m</text:span><text:span text:style-name="T3">e</text:span><text:span text:style-name="T3">r</text:span><text:span text:style-name="T3">o</text:span><text:span text:style-name="T3"> </text:span><text:span text:style-name="T3">d</text:span><text:span text:style-name="T3">e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o</text:span><text:span text:style-name="T3">s </text:span><text:span text:style-name="T3">q</text:span><text:span text:style-name="T3">u</text:span><text:span text:style-name="T3">e</text:span><text:span text:style-name="T3"> </text:span><text:span text:style-name="T3">l</text:span><text:span text:style-name="T3">a</text:span><text:span text:style-name="T3">s 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 </text:span><text:span text:style-name="T3">n</text:span><text:span text:style-name="T3">o</text:span><text:span text:style-name="T3"> </text:span><text:span text:style-name="T3">e</text:span><text:span text:style-name="T3">s </text:span><text:span text:style-name="T3">c</text:span><text:span text:style-name="T3">o</text:span><text:span text:style-name="T3">n</text:span><text:span text:style-name="T3">o</text:span><text:span text:style-name="T3">c</text:span><text:span text:style-name="T3">i</text:span><text:span text:style-name="T3">d</text:span><text:span text:style-name="T3">o</text:span></text:p>
          </draw:text-box>
        </draw:frame>
        <draw:frame draw:style-name="gr2" draw:text-style-name="P3" draw:layer="layout" svg:width="0.423cm" svg:height="0.475cm" svg:x="3.625cm" svg:y="10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303cm" svg:y="10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156cm" svg:y="10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774cm" svg:y="10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652cm" svg:y="10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125cm" svg:y="10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706cm" svg:y="10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321cm" svg:y="10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42cm" svg:y="10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271cm" svg:y="10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956cm" svg:y="10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419cm" svg:y="10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034cm" svg:y="10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626cm" svg:y="10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6cm" svg:y="10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2.322cm" svg:height="0.475cm" svg:x="2.542cm" svg:y="10.924cm">
          <draw:text-box>
            <text:p text:style-name="P2"><text:span text:style-name="T3">h</text:span><text:span text:style-name="T3">a</text:span><text:span text:style-name="T3">s</text:span><text:span text:style-name="T3">t</text:span><text:span text:style-name="T3">a</text:span><text:span text:style-name="T3"> </text:span><text:span text:style-name="T3">q</text:span><text:span text:style-name="T3">u</text:span><text:span text:style-name="T3">e</text:span><text:span text:style-name="T3"> </text:span><text:span text:style-name="T3">e</text:span><text:span text:style-name="T3">l</text:span></text:p>
          </draw:text-box>
        </draw:frame>
        <draw:frame draw:style-name="gr2" draw:text-style-name="P3" draw:layer="layout" svg:width="13.041cm" svg:height="0.475cm" svg:x="5.127cm" svg:y="10.924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a</text:span><text:span text:style-name="T3"> </text:span><text:span text:style-name="T3">s</text:span><text:span text:style-name="T3">e</text:span><text:span text:style-name="T3"> </text:span><text:span text:style-name="T3">e</text:span><text:span text:style-name="T3">j</text:span><text:span text:style-name="T3">e</text:span><text:span text:style-name="T3">c</text:span><text:span text:style-name="T3">u</text:span><text:span text:style-name="T3">t</text:span><text:span text:style-name="T3">a</text:span><text:span text:style-name="T3">.</text:span><text:span text:style-name="T3">L</text:span><text:span text:style-name="T3">a</text:span><text:span text:style-name="T3">s</text:span><text:span text:style-name="T3"> </text:span><text:span text:style-name="T3">t</text:span><text:span text:style-name="T3">é</text:span><text:span text:style-name="T3">c</text:span><text:span text:style-name="T3">n</text:span><text:span text:style-name="T3">i</text:span><text:span text:style-name="T3">c</text:span><text:span text:style-name="T3">a</text:span><text:span text:style-name="T3">s</text:span><text:span text:style-name="T3"> </text:span><text:span text:style-name="T3">d</text:span><text:span text:style-name="T3">e</text:span><text:span text:style-name="T3"> </text:span><text:span text:style-name="T3">a</text:span><text:span text:style-name="T3">s</text:span><text:span text:style-name="T3">i</text:span><text:span text:style-name="T3">g</text:span><text:span text:style-name="T3">n</text:span><text:span text:style-name="T3">a</text:span><text:span text:style-name="T3">c</text:span><text:span text:style-name="T3">i</text:span><text:span text:style-name="T3">ó</text:span><text:span text:style-name="T3">n</text:span><text:span text:style-name="T3"> </text:span><text:span text:style-name="T3">d</text:span><text:span text:style-name="T3">e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i</text:span><text:span text:style-name="T3">a</text:span><text:span text:style-name="T3"> </text:span><text:span text:style-name="T3">e</text:span><text:span text:style-name="T3">s</text:span><text:span text:style-name="T3">t</text:span><text:span text:style-name="T3">á</text:span><text:span text:style-name="T3">t</text:span><text:span text:style-name="T3">i</text:span><text:span text:style-name="T3">c</text:span><text:span text:style-name="T3">a</text:span></text:p>
          </draw:text-box>
        </draw:frame>
        <draw:frame draw:style-name="gr2" draw:text-style-name="P3" draw:layer="layout" svg:width="0.423cm" svg:height="0.475cm" svg:x="3.579cm" svg:y="10.92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456cm" svg:y="10.92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956cm" svg:y="10.92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94cm" svg:y="10.92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558cm" svg:y="10.92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895cm" svg:y="10.92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62cm" svg:y="10.92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262cm" svg:y="10.92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458cm" svg:y="10.92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073cm" svg:y="10.92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865cm" svg:y="10.92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9cm" svg:y="10.92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932cm" svg:height="0.475cm" svg:x="2.542cm" svg:y="11.427cm">
          <draw:text-box>
            <text:p text:style-name="P2"><text:span text:style-name="T3">s</text:span><text:span text:style-name="T3">o</text:span><text:span text:style-name="T3">n</text:span><text:span text:style-name="T3"> </text:span><text:span text:style-name="T3">s</text:span><text:span text:style-name="T3">e</text:span><text:span text:style-name="T3">n</text:span><text:span text:style-name="T3">c</text:span><text:span text:style-name="T3">i</text:span><text:span text:style-name="T3">l</text:span><text:span text:style-name="T3">l</text:span><text:span text:style-name="T3">a</text:span><text:span text:style-name="T3">s</text:span><text:span text:style-name="T3">.</text:span><text:span text:style-name="T3">A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r</text:span><text:span text:style-name="T3"> </text:span><text:span text:style-name="T3">d</text:span><text:span text:style-name="T3">e</text:span><text:span text:style-name="T3"> </text:span><text:span text:style-name="T3">u</text:span><text:span text:style-name="T3">n</text:span><text:span text:style-name="T3">a</text:span><text:span text:style-name="T3"> </text:span><text:span text:style-name="T3">p</text:span><text:span text:style-name="T3">o</text:span><text:span text:style-name="T3">s</text:span><text:span text:style-name="T3">i</text:span><text:span text:style-name="T3">c</text:span><text:span text:style-name="T3">i</text:span><text:span text:style-name="T3">ó</text:span><text:span text:style-name="T3">n</text:span><text:span text:style-name="T3"> </text:span><text:span text:style-name="T3">s</text:span><text:span text:style-name="T3">e</text:span><text:span text:style-name="T3">ñ</text:span><text:span text:style-name="T3">a</text:span><text:span text:style-name="T3">l</text:span><text:span text:style-name="T3">a</text:span><text:span text:style-name="T3">d</text:span><text:span text:style-name="T3">a</text:span><text:span text:style-name="T3"> </text:span><text:span text:style-name="T3">p</text:span><text:span text:style-name="T3">o</text:span><text:span text:style-name="T3">r</text:span><text:span text:style-name="T3"> </text:span><text:span text:style-name="T3">u</text:span><text:span text:style-name="T3">n</text:span><text:span text:style-name="T3"> </text:span><text:span text:style-name="T3">p</text:span><text:span text:style-name="T3">u</text:span><text:span text:style-name="T3">n</text:span><text:span text:style-name="T3">t</text:span><text:span text:style-name="T3">e</text:span><text:span text:style-name="T3">r</text:span><text:span text:style-name="T3">o</text:span><text:span text:style-name="T3"> </text:span><text:span text:style-name="T3">d</text:span><text:span text:style-name="T3">e</text:span><text:span text:style-name="T3">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i</text:span><text:span text:style-name="T3">a</text:span><text:span text:style-name="T3"> </text:span><text:span text:style-name="T3">s</text:span><text:span text:style-name="T3">e</text:span><text:span text:style-name="T3"> </text:span><text:span text:style-name="T3">a</text:span><text:span text:style-name="T3">l</text:span><text:span text:style-name="T3">o</text:span><text:span text:style-name="T3">j</text:span><text:span text:style-name="T3">a</text:span></text:p>
          </draw:text-box>
        </draw:frame>
        <draw:frame draw:style-name="gr2" draw:text-style-name="P3" draw:layer="layout" svg:width="0.423cm" svg:height="0.475cm" svg:x="3.225cm" svg:y="11.4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394cm" svg:y="11.4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503cm" svg:y="11.4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092cm" svg:y="11.4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917cm" svg:y="11.4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589cm" svg:y="11.4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426cm" svg:y="11.4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156cm" svg:y="11.4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745cm" svg:y="11.4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299cm" svg:y="11.4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888cm" svg:y="11.4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89cm" svg:y="11.4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454cm" svg:y="11.4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7cm" svg:y="11.42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2.542cm" svg:y="11.93cm">
          <draw:text-box>
            <text:p text:style-name="P2"><text:span text:style-name="T3">e</text:span><text:span text:style-name="T3">l</text:span></text:p>
          </draw:text-box>
        </draw:frame>
        <draw:frame draw:style-name="gr2" draw:text-style-name="P3" draw:layer="layout" svg:width="1.683cm" svg:height="0.475cm" svg:x="3.122cm" svg:y="11.93cm">
          <draw:text-box>
            <text:p text:style-name="P2"><text:span text:style-name="T3">o</text:span><text:span text:style-name="T3">b</text:span><text:span text:style-name="T3">j</text:span><text:span text:style-name="T3">e</text:span><text:span text:style-name="T3">t</text:span><text:span text:style-name="T3">o</text:span><text:span text:style-name="T3"> </text:span><text:span text:style-name="T3">X</text:span><text:span text:style-name="T3">,</text:span></text:p>
          </draw:text-box>
        </draw:frame>
        <draw:frame draw:style-name="gr2" draw:text-style-name="P3" draw:layer="layout" svg:width="2.72cm" svg:height="0.475cm" svg:x="5.176cm" svg:y="11.93cm">
          <draw:text-box>
            <text:p text:style-name="P2"><text:span text:style-name="T3">y</text:span><text:span text:style-name="T3"> </text:span><text:span text:style-name="T3">s</text:span><text:span text:style-name="T3">e</text:span><text:span text:style-name="T3"> </text:span><text:span text:style-name="T3">a</text:span><text:span text:style-name="T3">v</text:span><text:span text:style-name="T3">a</text:span><text:span text:style-name="T3">n</text:span><text:span text:style-name="T3">z</text:span><text:span text:style-name="T3">a</text:span><text:span text:style-name="T3"> </text:span><text:span text:style-name="T3">e</text:span><text:span text:style-name="T3">l</text:span></text:p>
          </draw:text-box>
        </draw:frame>
        <draw:frame draw:style-name="gr2" draw:text-style-name="P3" draw:layer="layout" svg:width="9.197cm" svg:height="0.475cm" svg:x="8.531cm" svg:y="11.93cm">
          <draw:text-box>
            <text:p text:style-name="P2"><text:span text:style-name="T3">p</text:span><text:span text:style-name="T3">u</text:span><text:span text:style-name="T3">n</text:span><text:span text:style-name="T3">t</text:span><text:span text:style-name="T3">e</text:span><text:span text:style-name="T3">r</text:span><text:span text:style-name="T3">o</text:span><text:span text:style-name="T3"> </text:span><text:span text:style-name="T3">t</text:span><text:span text:style-name="T3">a</text:span><text:span text:style-name="T3">n</text:span><text:span text:style-name="T3">t</text:span><text:span text:style-name="T3">o</text:span><text:span text:style-name="T3">s</text:span><text:span text:style-name="T3"> </text:span><text:span text:style-name="T3">b</text:span><text:span text:style-name="T3">y</text:span><text:span text:style-name="T3">t</text:span><text:span text:style-name="T3">e</text:span><text:span text:style-name="T3">s</text:span><text:span text:style-name="T3"> </text:span><text:span text:style-name="T3">c</text:span><text:span text:style-name="T3">o</text:span><text:span text:style-name="T3">m</text:span><text:span text:style-name="T3">o</text:span><text:span text:style-name="T3"> </text:span><text:span text:style-name="T3">s</text:span><text:span text:style-name="T3">e</text:span><text:span text:style-name="T3">a</text:span><text:span text:style-name="T3">n</text:span><text:span text:style-name="T3"> </text:span><text:span text:style-name="T3">n</text:span><text:span text:style-name="T3">e</text:span><text:span text:style-name="T3">c</text:span><text:span text:style-name="T3">e</text:span><text:span text:style-name="T3">s</text:span><text:span text:style-name="T3">a</text:span><text:span text:style-name="T3">r</text:span><text:span text:style-name="T3">i</text:span><text:span text:style-name="T3">o</text:span><text:span text:style-name="T3">s</text:span><text:span text:style-name="T3"> </text:span><text:span text:style-name="T3">p</text:span><text:span text:style-name="T3">a</text:span><text:span text:style-name="T3">r</text:span><text:span text:style-name="T3">a</text:span></text:p>
          </draw:text-box>
        </draw:frame>
        <draw:frame draw:style-name="gr2" draw:text-style-name="P3" draw:layer="layout" svg:width="0.423cm" svg:height="0.475cm" svg:x="2.872cm" svg:y="11.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276cm" svg:y="11.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926cm" svg:y="11.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388cm" svg:y="11.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086cm" svg:y="11.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702cm" svg:y="11.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281cm" svg:y="11.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968cm" svg:y="11.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372cm" svg:y="11.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635cm" svg:y="11.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921cm" svg:y="11.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089cm" svg:y="11.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388cm" svg:y="11.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cm" svg:y="11.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983cm" svg:height="0.475cm" svg:x="2.542cm" svg:y="12.433cm">
          <draw:text-box>
            <text:p text:style-name="P2"><text:span text:style-name="T3">a</text:span><text:span text:style-name="T3">l</text:span><text:span text:style-name="T3">m</text:span><text:span text:style-name="T3">a</text:span><text:span text:style-name="T3">c</text:span><text:span text:style-name="T3">e</text:span><text:span text:style-name="T3">n</text:span><text:span text:style-name="T3">a</text:span><text:span text:style-name="T3">r</text:span></text:p>
          </draw:text-box>
        </draw:frame>
        <draw:frame draw:style-name="gr2" draw:text-style-name="P3" draw:layer="layout" svg:width="0.423cm" svg:height="0.475cm" svg:x="4.77cm" svg:y="12.433cm">
          <draw:text-box>
            <text:p text:style-name="P2"><text:span text:style-name="T3">e</text:span><text:span text:style-name="T3">l</text:span></text:p>
          </draw:text-box>
        </draw:frame>
        <draw:frame draw:style-name="gr2" draw:text-style-name="P3" draw:layer="layout" svg:width="12.177cm" svg:height="0.475cm" svg:x="5.35cm" svg:y="12.433cm">
          <draw:text-box>
            <text:p text:style-name="P2"><text:span text:style-name="T3">o</text:span><text:span text:style-name="T3">b</text:span><text:span text:style-name="T3">j</text:span><text:span text:style-name="T3">e</text:span><text:span text:style-name="T3">t</text:span><text:span text:style-name="T3">o</text:span><text:span text:style-name="T3"> </text:span><text:span text:style-name="T3">X</text:span><text:span text:style-name="T3">.</text:span><text:span text:style-name="T3">L</text:span><text:span text:style-name="T3">a</text:span><text:span text:style-name="T3"> </text:span><text:span text:style-name="T3">a</text:span><text:span text:style-name="T3">s</text:span><text:span text:style-name="T3">i</text:span><text:span text:style-name="T3">g</text:span><text:span text:style-name="T3">n</text:span><text:span text:style-name="T3">a</text:span><text:span text:style-name="T3">c</text:span><text:span text:style-name="T3">i</text:span><text:span text:style-name="T3">ó</text:span><text:span text:style-name="T3">n</text:span><text:span text:style-name="T3"> </text:span><text:span text:style-name="T3">d</text:span><text:span text:style-name="T3">e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i</text:span><text:span text:style-name="T3">a</text:span><text:span text:style-name="T3"> </text:span><text:span text:style-name="T3">p</text:span><text:span text:style-name="T3">u</text:span><text:span text:style-name="T3">e</text:span><text:span text:style-name="T3">d</text:span><text:span text:style-name="T3">e</text:span><text:span text:style-name="T3"> </text:span><text:span text:style-name="T3">h</text:span><text:span text:style-name="T3">a</text:span><text:span text:style-name="T3">c</text:span><text:span text:style-name="T3">e</text:span><text:span text:style-name="T3">r</text:span><text:span text:style-name="T3">s</text:span><text:span text:style-name="T3">e</text:span><text:span text:style-name="T3"> </text:span><text:span text:style-name="T3">e</text:span><text:span text:style-name="T3">n</text:span><text:span text:style-name="T3"> </text:span><text:span text:style-name="T3">t</text:span><text:span text:style-name="T3">i</text:span><text:span text:style-name="T3">e</text:span><text:span text:style-name="T3">m</text:span><text:span text:style-name="T3">p</text:span><text:span text:style-name="T3">o</text:span><text:span text:style-name="T3"> </text:span><text:span text:style-name="T3">d</text:span><text:span text:style-name="T3">e</text:span></text:p>
          </draw:text-box>
        </draw:frame>
        <draw:frame draw:style-name="gr2" draw:text-style-name="P3" draw:layer="layout" svg:width="0.423cm" svg:height="0.475cm" svg:x="4.52cm" svg:y="12.43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1cm" svg:y="12.43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504cm" svg:y="12.43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626cm" svg:y="12.43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875cm" svg:y="12.43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569cm" svg:y="12.43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441cm" svg:y="12.43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843cm" svg:y="12.43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573cm" svg:y="12.43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268cm" svg:y="12.43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763cm" svg:y="12.43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58cm" svg:y="12.43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4.675cm" svg:height="0.475cm" svg:x="2.542cm" svg:y="12.936cm">
          <draw:text-box>
            <text:p text:style-name="P2"><text:span text:style-name="T3">c</text:span><text:span text:style-name="T3">o</text:span><text:span text:style-name="T3">m</text:span><text:span text:style-name="T3">p</text:span><text:span text:style-name="T3">i</text:span><text:span text:style-name="T3">l</text:span><text:span text:style-name="T3">a</text:span><text:span text:style-name="T3">c</text:span><text:span text:style-name="T3">i</text:span><text:span text:style-name="T3">ó</text:span><text:span text:style-name="T3">n</text:span><text:span text:style-name="T3"> </text:span><text:span text:style-name="T3">y</text:span><text:span text:style-name="T3"> </text:span><text:span text:style-name="T3">l</text:span><text:span text:style-name="T3">o</text:span><text:span text:style-name="T3">s</text:span><text:span text:style-name="T3"> </text:span><text:span text:style-name="T3">o</text:span><text:span text:style-name="T3">b</text:span><text:span text:style-name="T3">j</text:span><text:span text:style-name="T3">e</text:span><text:span text:style-name="T3">t</text:span><text:span text:style-name="T3">o</text:span><text:span text:style-name="T3">s</text:span><text:span text:style-name="T3"> </text:span><text:span text:style-name="T3">e</text:span><text:span text:style-name="T3">s</text:span><text:span text:style-name="T3">t</text:span><text:span text:style-name="T3">á</text:span><text:span text:style-name="T3">n</text:span><text:span text:style-name="T3"> </text:span><text:span text:style-name="T3">v</text:span><text:span text:style-name="T3">i</text:span><text:span text:style-name="T3">g</text:span><text:span text:style-name="T3">e</text:span><text:span text:style-name="T3">n</text:span><text:span text:style-name="T3">t</text:span><text:span text:style-name="T3">e</text:span><text:span text:style-name="T3">s</text:span><text:span text:style-name="T3"> </text:span><text:span text:style-name="T3">d</text:span><text:span text:style-name="T3">e</text:span><text:span text:style-name="T3">s</text:span><text:span text:style-name="T3">d</text:span><text:span text:style-name="T3">e</text:span><text:span text:style-name="T3"> </text:span><text:span text:style-name="T3">q</text:span><text:span text:style-name="T3">u</text:span><text:span text:style-name="T3">e</text:span><text:span text:style-name="T3"> </text:span><text:span text:style-name="T3">c</text:span><text:span text:style-name="T3">o</text:span><text:span text:style-name="T3">m</text:span><text:span text:style-name="T3">i</text:span><text:span text:style-name="T3">e</text:span><text:span text:style-name="T3">n</text:span><text:span text:style-name="T3">z</text:span><text:span text:style-name="T3">a</text:span><text:span text:style-name="T3"> </text:span><text:span text:style-name="T3">l</text:span><text:span text:style-name="T3">a</text:span><text:span text:style-name="T3"> </text:span><text:span text:style-name="T3">e</text:span><text:span text:style-name="T3">j</text:span><text:span text:style-name="T3">e</text:span><text:span text:style-name="T3">c</text:span><text:span text:style-name="T3">u</text:span><text:span text:style-name="T3">c</text:span><text:span text:style-name="T3">i</text:span><text:span text:style-name="T3">ó</text:span><text:span text:style-name="T3">n</text:span><text:span text:style-name="T3"> </text:span><text:span text:style-name="T3">d</text:span><text:span text:style-name="T3">e</text:span><text:span text:style-name="T3">l</text:span></text:p>
          </draw:text-box>
        </draw:frame>
        <draw:frame draw:style-name="gr2" draw:text-style-name="P3" draw:layer="layout" svg:width="0.423cm" svg:height="0.475cm" svg:x="4.779cm" svg:y="12.93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241cm" svg:y="12.93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033cm" svg:y="12.93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649cm" svg:y="12.93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935cm" svg:y="12.93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763cm" svg:y="12.93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141cm" svg:y="12.93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071cm" svg:y="12.93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108cm" svg:y="12.93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661cm" svg:y="12.93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675cm" svg:y="12.93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4cm" svg:y="12.93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6.64cm" svg:height="0.475cm" svg:x="2.542cm" svg:y="13.439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a</text:span><text:span text:style-name="T3"> </text:span><text:span text:style-name="T3">h</text:span><text:span text:style-name="T3">a</text:span><text:span text:style-name="T3">s</text:span><text:span text:style-name="T3">t</text:span><text:span text:style-name="T3">a</text:span><text:span text:style-name="T3"> </text:span><text:span text:style-name="T3">q</text:span><text:span text:style-name="T3">u</text:span><text:span text:style-name="T3">e</text:span><text:span text:style-name="T3">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.</text:span><text:span text:style-name="T3">E</text:span><text:span text:style-name="T3">n</text:span><text:span text:style-name="T3"> </text:span><text:span text:style-name="T3">l</text:span><text:span text:style-name="T3">o</text:span><text:span text:style-name="T3">s</text:span></text:p>
          </draw:text-box>
        </draw:frame>
        <draw:frame draw:style-name="gr2" draw:text-style-name="P3" draw:layer="layout" svg:width="1.822cm" svg:height="0.475cm" svg:x="10.203cm" svg:y="13.439cm">
          <draw:text-box>
            <text:p text:style-name="P2"><text:span text:style-name="T3">l</text:span><text:span text:style-name="T3">e</text:span><text:span text:style-name="T3">n</text:span><text:span text:style-name="T3">g</text:span><text:span text:style-name="T3">u</text:span><text:span text:style-name="T3">a</text:span><text:span text:style-name="T3">j</text:span><text:span text:style-name="T3">e</text:span><text:span text:style-name="T3">s</text:span></text:p>
          </draw:text-box>
        </draw:frame>
        <draw:frame draw:style-name="gr2" draw:text-style-name="P3" draw:layer="layout" svg:width="5.531cm" svg:height="0.475cm" svg:x="12.32cm" svg:y="13.439cm">
          <draw:text-box>
            <text:p text:style-name="P2"><text:span text:style-name="T3">q</text:span><text:span text:style-name="T3">u</text:span><text:span text:style-name="T3">e</text:span><text:span text:style-name="T3"> </text:span><text:span text:style-name="T3">p</text:span><text:span text:style-name="T3">e</text:span><text:span text:style-name="T3">r</text:span><text:span text:style-name="T3">m</text:span><text:span text:style-name="T3">i</text:span><text:span text:style-name="T3">t</text:span><text:span text:style-name="T3">e</text:span><text:span text:style-name="T3">n</text:span><text:span text:style-name="T3"> </text:span><text:span text:style-name="T3">l</text:span><text:span text:style-name="T3">a</text:span><text:span text:style-name="T3"> </text:span><text:span text:style-name="T3">e</text:span><text:span text:style-name="T3">x</text:span><text:span text:style-name="T3">i</text:span><text:span text:style-name="T3">s</text:span><text:span text:style-name="T3">t</text:span><text:span text:style-name="T3">e</text:span><text:span text:style-name="T3">n</text:span><text:span text:style-name="T3">c</text:span><text:span text:style-name="T3">i</text:span><text:span text:style-name="T3">a</text:span><text:span text:style-name="T3"> </text:span><text:span text:style-name="T3">d</text:span><text:span text:style-name="T3">e</text:span></text:p>
          </draw:text-box>
        </draw:frame>
        <draw:frame draw:style-name="gr2" draw:text-style-name="P3" draw:layer="layout" svg:width="0.423cm" svg:height="0.475cm" svg:x="4.355cm" svg:y="13.43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695cm" svg:y="13.43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705cm" svg:y="13.43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056cm" svg:y="13.43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9cm" svg:y="13.43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017cm" svg:y="13.43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027cm" svg:y="13.43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952cm" svg:y="13.43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558cm" svg:y="13.43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718cm" svg:y="13.43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6cm" svg:y="13.43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2.834cm" svg:height="0.475cm" svg:x="2.542cm" svg:y="13.943cm">
          <draw:text-box>
            <text:p text:style-name="P2"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a</text:span><text:span text:style-name="T3">s</text:span><text:span text:style-name="T3">,</text:span></text:p>
          </draw:text-box>
        </draw:frame>
        <draw:frame draw:style-name="gr2" draw:text-style-name="P3" draw:layer="layout" svg:width="12.08cm" svg:height="0.475cm" svg:x="5.592cm" svg:y="13.943cm">
          <draw:text-box>
            <text:p text:style-name="P2"><text:span text:style-name="T3">y</text:span><text:span text:style-name="T3"> </text:span><text:span text:style-name="T3">s</text:span><text:span text:style-name="T3">i</text:span><text:span text:style-name="T3">e</text:span><text:span text:style-name="T3">m</text:span><text:span text:style-name="T3">p</text:span><text:span text:style-name="T3">r</text:span><text:span text:style-name="T3">e</text:span><text:span text:style-name="T3"> </text:span><text:span text:style-name="T3">q</text:span><text:span text:style-name="T3">u</text:span><text:span text:style-name="T3">e</text:span><text:span text:style-name="T3"> </text:span><text:span text:style-name="T3">t</text:span><text:span text:style-name="T3">o</text:span><text:span text:style-name="T3">d</text:span><text:span text:style-name="T3">o</text:span><text:span text:style-name="T3">s</text:span><text:span text:style-name="T3"> </text:span><text:span text:style-name="T3">l</text:span><text:span text:style-name="T3">o</text:span><text:span text:style-name="T3">s</text:span><text:span text:style-name="T3"> </text:span><text:span text:style-name="T3">o</text:span><text:span text:style-name="T3">b</text:span><text:span text:style-name="T3">j</text:span><text:span text:style-name="T3">e</text:span><text:span text:style-name="T3">t</text:span><text:span text:style-name="T3">o</text:span><text:span text:style-name="T3">s</text:span><text:span text:style-name="T3"> </text:span><text:span text:style-name="T3">d</text:span><text:span text:style-name="T3">e</text:span><text:span text:style-name="T3"> </text:span><text:span text:style-name="T3">e</text:span><text:span text:style-name="T3">s</text:span><text:span text:style-name="T3">t</text:span><text:span text:style-name="T3">o</text:span><text:span text:style-name="T3">s</text:span><text:span text:style-name="T3"> </text:span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a</text:span><text:span text:style-name="T3">s</text:span><text:span text:style-name="T3"> </text:span><text:span text:style-name="T3">p</text:span><text:span text:style-name="T3">u</text:span><text:span text:style-name="T3">e</text:span><text:span text:style-name="T3">d</text:span><text:span text:style-name="T3">a</text:span><text:span text:style-name="T3">n</text:span></text:p>
          </draw:text-box>
        </draw:frame>
        <draw:frame draw:style-name="gr2" draw:text-style-name="P3" draw:layer="layout" svg:width="0.423cm" svg:height="0.475cm" svg:x="5.368cm" svg:y="13.94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803cm" svg:y="13.94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534cm" svg:y="13.94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464cm" svg:y="13.94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724cm" svg:y="13.94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489cm" svg:y="13.94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078cm" svg:y="13.94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747cm" svg:y="13.94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956cm" svg:y="13.94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861cm" svg:y="13.94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72cm" svg:y="13.94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894cm" svg:height="0.475cm" svg:x="2.542cm" svg:y="14.446cm">
          <draw:text-box>
            <text:p text:style-name="P2"><text:span text:style-name="T3">a</text:span><text:span text:style-name="T3">l</text:span><text:span text:style-name="T3">m</text:span><text:span text:style-name="T3">a</text:span><text:span text:style-name="T3">c</text:span><text:span text:style-name="T3">e</text:span><text:span text:style-name="T3">n</text:span><text:span text:style-name="T3">a</text:span><text:span text:style-name="T3">r</text:span><text:span text:style-name="T3">s</text:span><text:span text:style-name="T3">e</text:span><text:span text:style-name="T3"> </text:span><text:span text:style-name="T3">e</text:span><text:span text:style-name="T3">s</text:span><text:span text:style-name="T3">t</text:span><text:span text:style-name="T3">á</text:span><text:span text:style-name="T3">t</text:span><text:span text:style-name="T3">i</text:span><text:span text:style-name="T3">c</text:span><text:span text:style-name="T3">a</text:span><text:span text:style-name="T3">m</text:span><text:span text:style-name="T3">e</text:span><text:span text:style-name="T3">n</text:span><text:span text:style-name="T3">t</text:span><text:span text:style-name="T3">e</text:span><text:span text:style-name="T3"> </text:span><text:span text:style-name="T3">s</text:span><text:span text:style-name="T3">e</text:span><text:span text:style-name="T3"> </text:span><text:span text:style-name="T3">a</text:span><text:span text:style-name="T3">l</text:span><text:span text:style-name="T3">o</text:span><text:span text:style-name="T3">j</text:span><text:span text:style-name="T3">a</text:span><text:span text:style-name="T3"> </text:span><text:span text:style-name="T3">e</text:span><text:span text:style-name="T3">n</text:span><text:span text:style-name="T3"> </text:span><text:span text:style-name="T3">l</text:span><text:span text:style-name="T3">a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i</text:span><text:span text:style-name="T3">a</text:span><text:span text:style-name="T3"> </text:span><text:span text:style-name="T3">e</text:span><text:span text:style-name="T3">s</text:span><text:span text:style-name="T3">t</text:span><text:span text:style-name="T3">á</text:span><text:span text:style-name="T3">t</text:span><text:span text:style-name="T3">i</text:span><text:span text:style-name="T3">c</text:span><text:span text:style-name="T3">a</text:span><text:span text:style-name="T3"> </text:span><text:span text:style-name="T3">u</text:span><text:span text:style-name="T3">n</text:span><text:span text:style-name="T3">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r</text:span><text:span text:style-name="T3">o</text:span><text:span text:style-name="T3"> </text:span><text:span text:style-name="T3">d</text:span><text:span text:style-name="T3">e</text:span><text:span text:style-name="T3"> </text:span><text:span text:style-name="T3">a</text:span><text:span text:style-name="T3">c</text:span><text:span text:style-name="T3">t</text:span><text:span text:style-name="T3">i</text:span><text:span text:style-name="T3">v</text:span><text:span text:style-name="T3">a</text:span><text:span text:style-name="T3">c</text:span><text:span text:style-name="T3">i</text:span><text:span text:style-name="T3">ó</text:span><text:span text:style-name="T3">n</text:span></text:p>
          </draw:text-box>
        </draw:frame>
        <draw:frame draw:style-name="gr2" draw:text-style-name="P3" draw:layer="layout" svg:width="0.423cm" svg:height="0.475cm" svg:x="4.968cm" svg:y="14.4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749cm" svg:y="14.4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341cm" svg:y="14.4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38cm" svg:y="14.4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969cm" svg:y="14.4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416cm" svg:y="14.4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181cm" svg:y="14.4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759cm" svg:y="14.4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348cm" svg:y="14.4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878cm" svg:y="14.4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467cm" svg:y="14.4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9cm" svg:y="14.4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4.886cm" svg:height="0.475cm" svg:x="2.542cm" svg:y="14.949cm">
          <draw:text-box>
            <text:p text:style-name="P2"><text:span text:style-name="T3">correspondiente a cada uno de los subprogramas.Estos registros de activación</text:span></text:p>
          </draw:text-box>
        </draw:frame>
        <draw:frame draw:style-name="gr2" draw:text-style-name="P3" draw:layer="layout" svg:width="0.423cm" svg:height="0.475cm" svg:x="5.58cm" svg:y="14.94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066cm" svg:y="14.94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235cm" svg:y="14.94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192cm" svg:y="14.94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913cm" svg:y="14.94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704cm" svg:y="14.94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813cm" svg:y="14.94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661cm" svg:y="14.94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356cm" svg:y="14.94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4cm" svg:y="14.94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2.792cm" svg:height="0.475cm" svg:x="2.542cm" svg:y="15.452cm">
          <draw:text-box>
            <text:p text:style-name="P2"><text:span text:style-name="T3">contendrán las</text:span></text:p>
          </draw:text-box>
        </draw:frame>
        <draw:frame draw:style-name="gr2" draw:text-style-name="P3" draw:layer="layout" svg:width="1.7cm" svg:height="0.475cm" svg:x="5.757cm" svg:y="15.452cm">
          <draw:text-box>
            <text:p text:style-name="P2"><text:span text:style-name="T3">variables</text:span></text:p>
          </draw:text-box>
        </draw:frame>
        <draw:frame draw:style-name="gr2" draw:text-style-name="P3" draw:layer="layout" svg:width="1.441cm" svg:height="0.475cm" svg:x="7.729cm" svg:y="15.452cm">
          <draw:text-box>
            <text:p text:style-name="P2"><text:span text:style-name="T3">locales,</text:span></text:p>
          </draw:text-box>
        </draw:frame>
        <draw:frame draw:style-name="gr2" draw:text-style-name="P3" draw:layer="layout" svg:width="2.148cm" svg:height="0.475cm" svg:x="9.442cm" svg:y="15.452cm">
          <draw:text-box>
            <text:p text:style-name="P2"><text:span text:style-name="T3">parámetros</text:span></text:p>
          </draw:text-box>
        </draw:frame>
        <draw:frame draw:style-name="gr2" draw:text-style-name="P3" draw:layer="layout" svg:width="1.628cm" svg:height="0.475cm" svg:x="11.861cm" svg:y="15.452cm">
          <draw:text-box>
            <text:p text:style-name="P2"><text:span text:style-name="T3">formales</text:span></text:p>
          </draw:text-box>
        </draw:frame>
        <draw:frame draw:style-name="gr2" draw:text-style-name="P3" draw:layer="layout" svg:width="0.423cm" svg:height="0.475cm" svg:x="13.762cm" svg:y="15.452cm">
          <draw:text-box>
            <text:p text:style-name="P2"><text:span text:style-name="T3">y</text:span></text:p>
          </draw:text-box>
        </draw:frame>
        <draw:frame draw:style-name="gr2" draw:text-style-name="P3" draw:layer="layout" svg:width="0.921cm" svg:height="0.475cm" svg:x="14.25cm" svg:y="15.452cm">
          <draw:text-box>
            <text:p text:style-name="P2"><text:span text:style-name="T3">valor</text:span></text:p>
          </draw:text-box>
        </draw:frame>
        <draw:frame draw:style-name="gr2" draw:text-style-name="P3" draw:layer="layout" svg:width="2.343cm" svg:height="0.475cm" svg:x="15.418cm" svg:y="15.452cm">
          <draw:text-box>
            <text:p text:style-name="P2"><text:span text:style-name="T3">devuelto por</text:span></text:p>
          </draw:text-box>
        </draw:frame>
        <draw:frame draw:style-name="gr2" draw:text-style-name="P3" draw:layer="layout" svg:width="0.423cm" svg:height="0.475cm" svg:x="18.132cm" svg:y="15.452cm">
          <draw:text-box>
            <text:p text:style-name="P2"><text:span text:style-name="T3">la</text:span></text:p>
          </draw:text-box>
        </draw:frame>
        <draw:frame draw:style-name="gr2" draw:text-style-name="P3" draw:layer="layout" svg:width="0.423cm" svg:height="0.475cm" svg:x="4.662cm" svg:y="15.45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48cm" svg:y="15.45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452cm" svg:y="15.45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165cm" svg:y="15.45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584cm" svg:y="15.45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485cm" svg:y="15.45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973cm" svg:y="15.45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168cm" svg:y="15.45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02cm" svg:y="15.45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882cm" svg:y="15.45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2cm" svg:y="15.45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001cm" svg:height="0.475cm" svg:x="2.542cm" svg:y="15.955cm">
          <draw:text-box>
            <text:p text:style-name="P2"><text:span text:style-name="T3">función.Dentro de cada registro de activación las variables locales se organizan</text:span></text:p>
          </draw:text-box>
        </draw:frame>
        <draw:frame draw:style-name="gr2" draw:text-style-name="P3" draw:layer="layout" svg:width="0.423cm" svg:height="0.475cm" svg:x="5.298cm" svg:y="15.95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992cm" svg:y="15.95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134cm" svg:y="15.95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771cm" svg:y="15.95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466cm" svg:y="15.95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573cm" svg:y="15.95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338cm" svg:y="15.95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257cm" svg:y="15.95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773cm" svg:y="15.95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417cm" svg:y="15.95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75cm" svg:y="15.95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3.308cm" svg:height="0.475cm" svg:x="2.542cm" svg:y="16.458cm">
          <draw:text-box>
            <text:p text:style-name="P2"><text:span text:style-name="T3">secuencialmente.</text:span></text:p>
          </draw:text-box>
        </draw:frame>
        <draw:frame draw:style-name="gr2" draw:text-style-name="P3" draw:layer="layout" svg:width="11.906cm" svg:height="0.475cm" svg:x="6.036cm" svg:y="16.458cm">
          <draw:text-box>
            <text:p text:style-name="P2"><text:span text:style-name="T3">Existe un solo registro de activación para cada procedimiento y</text:span></text:p>
          </draw:text-box>
        </draw:frame>
        <draw:frame draw:style-name="gr2" draw:text-style-name="P3" draw:layer="layout" svg:width="0.423cm" svg:height="0.475cm" svg:x="5.839cm" svg:y="16.45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19cm" svg:y="16.45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858cm" svg:y="16.45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833cm" svg:y="16.45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442cm" svg:y="16.45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084cm" svg:y="16.45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138cm" svg:y="16.45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157cm" svg:y="16.45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246cm" svg:y="16.45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078cm" svg:y="16.45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cm" svg:y="16.45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616cm" svg:height="0.475cm" svg:x="2.542cm" svg:y="16.961cm">
          <draw:text-box>
            <text:p text:style-name="P2"><text:span text:style-name="T3">por</text:span></text:p>
          </draw:text-box>
        </draw:frame>
        <draw:frame draw:style-name="gr2" draw:text-style-name="P3" draw:layer="layout" svg:width="9.421cm" svg:height="0.475cm" svg:x="3.378cm" svg:y="16.961cm">
          <draw:text-box>
            <text:p text:style-name="P2"><text:span text:style-name="T3">tanto no están permitidas las llamadas recursivas.</text:span></text:p>
          </draw:text-box>
        </draw:frame>
        <draw:frame draw:style-name="gr2" draw:text-style-name="P3" draw:layer="layout" svg:width="0.423cm" svg:height="0.475cm" svg:x="13.632cm" svg:y="16.961cm">
          <draw:text-box>
            <text:p text:style-name="P2"><text:span text:style-name="T3">El</text:span></text:p>
          </draw:text-box>
        </draw:frame>
        <draw:frame draw:style-name="gr2" draw:text-style-name="P3" draw:layer="layout" svg:width="4.045cm" svg:height="0.475cm" svg:x="14.206cm" svg:y="16.961cm">
          <draw:text-box>
            <text:p text:style-name="P2"><text:span text:style-name="T3">proceso que se sigue</text:span></text:p>
          </draw:text-box>
        </draw:frame>
        <draw:frame draw:style-name="gr2" draw:text-style-name="P3" draw:layer="layout" svg:width="0.423cm" svg:height="0.475cm" svg:x="3.154cm" svg:y="16.9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32cm" svg:y="16.9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015cm" svg:y="16.9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275cm" svg:y="16.9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453cm" svg:y="16.9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218cm" svg:y="16.9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137cm" svg:y="16.9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408cm" svg:y="16.9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009cm" svg:y="16.9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713cm" svg:y="16.9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617cm" svg:y="16.9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261cm" svg:y="16.9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71cm" svg:y="16.9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788cm" svg:height="0.475cm" svg:x="2.542cm" svg:y="17.464cm">
          <draw:text-box>
            <text:p text:style-name="P2"><text:span text:style-name="T3">cuando un procedimiento p llama a otro q es el siguiente:1. p evalúa los parámetros</text:span></text:p>
          </draw:text-box>
        </draw:frame>
        <draw:frame draw:style-name="gr2" draw:text-style-name="P3" draw:layer="layout" svg:width="0.423cm" svg:height="0.475cm" svg:x="3.932cm" svg:y="17.4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547cm" svg:y="17.4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352cm" svg:y="17.4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732cm" svg:y="17.4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889cm" svg:y="17.4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268cm" svg:y="17.4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142cm" svg:y="17.4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522cm" svg:y="17.4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087cm" svg:y="17.4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534cm" svg:y="17.4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819cm" svg:y="17.4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172cm" svg:y="17.4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538cm" svg:y="17.4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197cm" svg:y="17.4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57cm" svg:y="17.46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2.199cm" svg:height="0.475cm" svg:x="2.542cm" svg:y="17.968cm">
          <draw:text-box>
            <text:p text:style-name="P2"><text:span text:style-name="T3">de llamada,</text:span></text:p>
          </draw:text-box>
        </draw:frame>
        <draw:frame draw:style-name="gr2" draw:text-style-name="P3" draw:layer="layout" svg:width="9.599cm" svg:height="0.475cm" svg:x="5.009cm" svg:y="17.968cm">
          <draw:text-box>
            <text:p text:style-name="P2"><text:span text:style-name="T3">en caso de que se trate de expresiones complejas,</text:span></text:p>
          </draw:text-box>
        </draw:frame>
        <draw:frame draw:style-name="gr2" draw:text-style-name="P3" draw:layer="layout" svg:width="3.147cm" svg:height="0.475cm" svg:x="15.217cm" svg:y="17.968cm">
          <draw:text-box>
            <text:p text:style-name="P2"><text:span text:style-name="T3">usando para ello</text:span></text:p>
          </draw:text-box>
        </draw:frame>
        <draw:frame draw:style-name="gr2" draw:text-style-name="P3" draw:layer="layout" svg:width="0.423cm" svg:height="0.475cm" svg:x="3.013cm" svg:y="17.9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812cm" svg:y="17.9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48cm" svg:y="17.9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572cm" svg:y="17.9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24cm" svg:y="17.9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118cm" svg:y="17.9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735cm" svg:y="17.9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754cm" svg:y="17.9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395cm" svg:y="17.9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851cm" svg:y="17.9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046cm" svg:y="17.9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607cm" svg:y="17.9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625cm" svg:y="17.9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55cm" svg:y="17.9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89cm" svg:height="0.475cm" svg:x="2.542cm" svg:y="18.471cm">
          <draw:text-box>
            <text:p text:style-name="P2"><text:span text:style-name="T3">una zona de memoria temporal para el almacenamiento intermedio. Por ejemplos, si</text:span></text:p>
          </draw:text-box>
        </draw:frame>
        <draw:frame draw:style-name="gr2" draw:text-style-name="P3" draw:layer="layout" svg:width="0.423cm" svg:height="0.475cm" svg:x="3.249cm" svg:y="18.47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312cm" svg:y="18.47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927cm" svg:y="18.47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719cm" svg:y="18.47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485cm" svg:y="18.47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45cm" svg:y="18.47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898cm" svg:y="18.47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124cm" svg:y="18.47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337cm" svg:y="18.47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114cm" svg:y="18.47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045cm" svg:y="18.47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9cm" svg:y="18.47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758cm" svg:height="0.475cm" svg:x="2.542cm" svg:y="18.974cm">
          <draw:text-box>
            <text:p text:style-name="P2"><text:span text:style-name="T3">la llamada a q es q((3*5)+(2*2),7) las operaciones previas a la llamada propiamente</text:span></text:p>
          </draw:text-box>
        </draw:frame>
        <draw:frame draw:style-name="gr2" draw:text-style-name="P3" draw:layer="layout" svg:width="0.423cm" svg:height="0.475cm" svg:x="2.872cm" svg:y="18.97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5cm" svg:y="18.97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879cm" svg:y="18.97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259cm" svg:y="18.97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85cm" svg:y="18.97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95cm" svg:y="18.97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635cm" svg:y="18.97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088cm" svg:y="18.97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597cm" svg:y="18.97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95cm" svg:y="18.97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398cm" svg:y="18.97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999cm" svg:y="18.97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72cm" svg:y="18.97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974cm" svg:height="0.475cm" svg:x="2.542cm" svg:y="19.477cm">
          <draw:text-box>
            <text:p text:style-name="P2"><text:span text:style-name="T3">dicha en código máquina han de realizarse sobre alguna zona de memoria temporal.</text:span></text:p>
          </draw:text-box>
        </draw:frame>
        <draw:frame draw:style-name="gr2" draw:text-style-name="P3" draw:layer="layout" svg:width="0.423cm" svg:height="0.475cm" svg:x="3.555cm" svg:y="19.47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144cm" svg:y="19.47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51cm" svg:y="19.47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252cm" svg:y="19.47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077cm" svg:y="19.47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666cm" svg:y="19.47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62cm" svg:y="19.47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797cm" svg:y="19.47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187cm" svg:y="19.47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223cm" svg:y="19.47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812cm" svg:y="19.47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578cm" svg:y="19.47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1cm" svg:y="19.47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5.984cm" svg:height="0.475cm" svg:x="2.542cm" svg:y="19.98cm">
          <draw:text-box>
            <text:p text:style-name="P2"><text:span text:style-name="T3">(En algún momento debe haber</text:span></text:p>
          </draw:text-box>
        </draw:frame>
        <draw:frame draw:style-name="gr2" draw:text-style-name="P3" draw:layer="layout" svg:width="7.262cm" svg:height="0.475cm" svg:x="9.28cm" svg:y="19.98cm">
          <draw:text-box>
            <text:p text:style-name="P2"><text:span text:style-name="T3">una zona de memoria que contenga el</text:span></text:p>
          </draw:text-box>
        </draw:frame>
        <draw:frame draw:style-name="gr2" draw:text-style-name="P3" draw:layer="layout" svg:width="0.921cm" svg:height="0.475cm" svg:x="17.554cm" svg:y="19.98cm">
          <draw:text-box>
            <text:p text:style-name="P2"><text:span text:style-name="T3">valor</text:span></text:p>
          </draw:text-box>
        </draw:frame>
        <draw:frame draw:style-name="gr2" draw:text-style-name="P3" draw:layer="layout" svg:width="0.423cm" svg:height="0.475cm" svg:x="3.201cm" svg:y="19.9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488cm" svg:y="19.9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504cm" svg:y="19.9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696cm" svg:y="19.9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03cm" svg:y="19.9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987cm" svg:y="19.9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155cm" svg:y="19.9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877cm" svg:y="19.9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774cm" svg:y="19.9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731cm" svg:y="19.9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725cm" svg:y="19.9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304cm" svg:y="19.9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73cm" svg:y="19.9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2.694cm" svg:height="0.475cm" svg:x="2.542cm" svg:y="20.483cm">
          <draw:text-box>
            <text:p text:style-name="P2"><text:span text:style-name="T3">intermedio 15,</text:span></text:p>
          </draw:text-box>
        </draw:frame>
        <draw:frame draw:style-name="gr2" draw:text-style-name="P3" draw:layer="layout" svg:width="0.662cm" svg:height="0.475cm" svg:x="5.503cm" svg:y="20.483cm">
          <draw:text-box>
            <text:p text:style-name="P2"><text:span text:style-name="T3">y el</text:span></text:p>
          </draw:text-box>
        </draw:frame>
        <draw:frame draw:style-name="gr2" draw:text-style-name="P3" draw:layer="layout" svg:width="0.921cm" svg:height="0.475cm" svg:x="6.439cm" svg:y="20.483cm">
          <draw:text-box>
            <text:p text:style-name="P2"><text:span text:style-name="T3">valor</text:span></text:p>
          </draw:text-box>
        </draw:frame>
        <draw:frame draw:style-name="gr2" draw:text-style-name="P3" draw:layer="layout" svg:width="8.265cm" svg:height="0.475cm" svg:x="7.554cm" svg:y="20.483cm">
          <draw:text-box>
            <text:p text:style-name="P2"><text:span text:style-name="T3">intermedio 4 para sumarlos a continuación).</text:span></text:p>
          </draw:text-box>
        </draw:frame>
        <draw:frame draw:style-name="gr2" draw:text-style-name="P3" draw:layer="layout" svg:width="2.131cm" svg:height="0.475cm" svg:x="16.231cm" svg:y="20.483cm">
          <draw:text-box>
            <text:p text:style-name="P2"><text:span text:style-name="T3">En caso de</text:span></text:p>
          </draw:text-box>
        </draw:frame>
        <draw:frame draw:style-name="gr2" draw:text-style-name="P3" draw:layer="layout" svg:width="0.423cm" svg:height="0.475cm" svg:x="4.52cm" svg:y="20.4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306cm" svg:y="20.4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715cm" svg:y="20.4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242cm" svg:y="20.4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357cm" svg:y="20.4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532cm" svg:y="20.4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938cm" svg:y="20.4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957cm" svg:y="20.4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846cm" svg:y="20.4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252cm" svg:y="20.4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06cm" svg:y="20.4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749cm" svg:y="20.4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814cm" svg:y="20.4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56cm" svg:y="20.4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737cm" svg:height="0.475cm" svg:x="2.542cm" svg:y="20.986cm">
          <draw:text-box>
            <text:p text:style-name="P2"><text:span text:style-name="T3">utilización de memoria estática ésta zona de temporales puede ser común a todo el</text:span></text:p>
          </draw:text-box>
        </draw:frame>
        <draw:frame draw:style-name="gr2" draw:text-style-name="P3" draw:layer="layout" svg:width="0.423cm" svg:height="0.475cm" svg:x="4.402cm" svg:y="20.9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018cm" svg:y="20.9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81cm" svg:y="20.9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414cm" svg:y="20.9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359cm" svg:y="20.9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421cm" svg:y="20.9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037cm" svg:y="20.9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277cm" svg:y="20.9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599cm" svg:y="20.9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331cm" svg:y="20.9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72cm" svg:y="20.9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074cm" svg:y="20.9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016cm" svg:y="20.9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3cm" svg:y="20.98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937cm" svg:height="0.475cm" svg:x="2.542cm" svg:y="21.489cm">
          <draw:text-box>
            <text:p text:style-name="P2"><text:span text:style-name="T3">programa,</text:span></text:p>
          </draw:text-box>
        </draw:frame>
        <draw:frame draw:style-name="gr2" draw:text-style-name="P3" draw:layer="layout" svg:width="12.059cm" svg:height="0.475cm" svg:x="4.75cm" svg:y="21.489cm">
          <draw:text-box>
            <text:p text:style-name="P2"><text:span text:style-name="T3">ya que su tamaño puede deducirse en tiempo de compilación.2.</text:span></text:p>
          </draw:text-box>
        </draw:frame>
        <draw:frame draw:style-name="gr2" draw:text-style-name="P3" draw:layer="layout" svg:width="0.423cm" svg:height="0.475cm" svg:x="18.228cm" svg:y="21.489cm">
          <draw:text-box>
            <text:p text:style-name="P2"><text:span text:style-name="T3">q</text:span></text:p>
          </draw:text-box>
        </draw:frame>
        <draw:frame draw:style-name="gr2" draw:text-style-name="P3" draw:layer="layout" svg:width="0.423cm" svg:height="0.475cm" svg:x="4.473cm" svg:y="21.48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197cm" svg:y="21.48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18cm" svg:y="21.48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877cm" svg:y="21.48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541cm" svg:y="21.48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969cm" svg:y="21.48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056cm" svg:y="21.48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777cm" svg:y="21.48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299cm" svg:y="21.48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02cm" svg:y="21.48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978cm" svg:y="21.48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4cm" svg:y="21.48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9.18cm" svg:height="0.475cm" svg:x="2.542cm" svg:y="21.993cm">
          <draw:text-box>
            <text:p text:style-name="P2"><text:span text:style-name="T3">inicializa sus variables y comienza su ejecución. </text:span></text:p>
          </draw:text-box>
        </draw:frame>
        <draw:frame draw:style-name="gr2" draw:text-style-name="P3" draw:layer="layout" svg:width="0.423cm" svg:height="0.475cm" svg:x="2.542cm" svg:y="22.4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2.542cm" svg:y="22.99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5.687cm" svg:height="0.475cm" svg:x="7.732cm" svg:y="23.502cm">
          <draw:text-box>
            <text:p text:style-name="P2"><text:span text:style-name="T3">Manejo de memoria dinámica </text:span></text:p>
          </draw:text-box>
        </draw:frame>
        <draw:frame draw:style-name="gr2" draw:text-style-name="P3" draw:layer="layout" svg:width="0.423cm" svg:height="0.475cm" svg:x="10.513cm" svg:y="24.00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754cm" svg:height="0.475cm" svg:x="2.542cm" svg:y="24.508cm">
          <draw:text-box>
            <text:p text:style-name="P2"><text:span text:style-name="T3">¿Qué es la memoria dinámica?Supongamos que nuestro programa debe manipular</text:span></text:p>
          </draw:text-box>
        </draw:frame>
        <draw:frame draw:style-name="gr2" draw:text-style-name="P3" draw:layer="layout" svg:width="0.423cm" svg:height="0.475cm" svg:x="3.602cm" svg:y="24.5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193cm" svg:y="24.5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667cm" svg:y="24.5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459cm" svg:y="24.5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031cm" svg:y="24.5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882cm" svg:y="24.5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439cm" svg:y="24.5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396cm" svg:y="24.5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483cm" svg:y="24.5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1cm" svg:y="24.5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953cm" svg:height="0.475cm" svg:x="2.542cm" svg:y="25.011cm">
          <draw:text-box>
            <text:p text:style-name="P2"><text:span text:style-name="T3">estructuras de datos de longitud desconocida. Un ejemplo simple podría ser el de un</text:span></text:p>
          </draw:text-box>
        </draw:frame>
        <draw:frame draw:style-name="gr2" draw:text-style-name="P3" draw:layer="layout" svg:width="0.423cm" svg:height="0.475cm" svg:x="4.638cm" svg:y="25.0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253cm" svg:y="25.0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407cm" svg:y="25.0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996cm" svg:y="25.0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597cm" svg:y="25.0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212cm" svg:y="25.0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871cm" svg:y="25.0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472cm" svg:y="25.0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814cm" svg:y="25.0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133cm" svg:y="25.0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839cm" svg:y="25.0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286cm" svg:y="25.0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875cm" svg:y="25.0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4cm" svg:y="25.01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504cm" svg:height="0.475cm" svg:x="2.542cm" svg:y="25.515cm">
          <draw:text-box>
            <text:p text:style-name="P2"><text:span text:style-name="T3">programa que lee las líneas de un archivo y las ordena. Por tanto, deberemos leer</text:span></text:p>
          </draw:text-box>
        </draw:frame>
        <draw:frame draw:style-name="gr2" draw:text-style-name="P3" draw:layer="layout" svg:width="0.423cm" svg:height="0.475cm" svg:x="4.355cm" svg:y="25.5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233cm" svg:y="25.5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968cm" svg:y="25.5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681cm" svg:y="25.5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982cm" svg:y="25.5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597cm" svg:y="25.5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212cm" svg:y="25.5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722cm" svg:y="25.5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078cm" svg:y="25.5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764cm" svg:y="25.5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345cm" svg:y="25.5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148cm" svg:y="25.5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352cm" svg:y="25.5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615cm" svg:y="25.5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6cm" svg:y="25.5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898cm" svg:height="0.475cm" svg:x="2.542cm" svg:y="26.018cm">
          <draw:text-box>
            <text:p text:style-name="P2"><text:span text:style-name="T3">un número indeterminado de líneas, y tras leer la última, ordenarlas. Una manera de</text:span></text:p>
          </draw:text-box>
        </draw:frame>
        <draw:frame draw:style-name="gr2" draw:text-style-name="P3" draw:layer="layout" svg:width="0.423cm" svg:height="0.475cm" svg:x="3.013cm" svg:y="26.01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594cm" svg:y="26.01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423cm" svg:y="26.01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038cm" svg:y="26.01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404cm" svg:y="26.01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733cm" svg:y="26.01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557cm" svg:y="26.01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381cm" svg:y="26.01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829cm" svg:y="26.01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194cm" svg:y="26.01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431cm" svg:y="26.01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326cm" svg:y="26.01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88cm" svg:y="26.01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9cm" svg:y="26.01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678cm" svg:height="0.475cm" svg:x="2.542cm" svg:y="26.521cm">
          <draw:text-box>
            <text:p text:style-name="P2"><text:span text:style-name="T3">manejar ese ``número indeterminado'', sería declarar una constante MAX_LINEAS,</text:span></text:p>
          </draw:text-box>
        </draw:frame>
        <draw:frame draw:style-name="gr2" draw:text-style-name="P3" draw:layer="layout" svg:width="0.423cm" svg:height="0.475cm" svg:x="4.073cm" svg:y="26.5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926cm" svg:y="26.5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815cm" svg:y="26.5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95cm" svg:y="26.5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037cm" svg:y="26.5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711cm" svg:y="26.5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562cm" svg:y="26.5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543cm" svg:y="26.5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6cm" svg:y="26.521cm">
          <draw:text-box>
            <text:p text:style-name="P2"><text:span text:style-name="T3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59.475cm" svg:x="0cm" svg:y="-29.738cm" svg:viewBox="0 0 21026 59476" draw:points="0,0 21026,0 21026,59476 0,59476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195cm" svg:x="0cm" svg:y="2.542cm" svg:viewBox="0 0 21026 27196" draw:points="0,0 21026,0 21026,27196 0,27196">
          <text:p/>
        </draw:polygon>
        <draw:frame draw:style-name="gr2" draw:text-style-name="P3" draw:layer="layout" svg:width="0.946cm" svg:height="0.475cm" svg:x="2.542cm" svg:y="2.556cm">
          <draw:text-box>
            <text:p text:style-name="P2"><text:span text:style-name="T3">darle</text:span></text:p>
          </draw:text-box>
        </draw:frame>
        <draw:frame draw:style-name="gr2" draw:text-style-name="P3" draw:layer="layout" svg:width="0.476cm" svg:height="0.475cm" svg:x="3.867cm" svg:y="2.556cm">
          <draw:text-box>
            <text:p text:style-name="P2"><text:span text:style-name="T3">un</text:span></text:p>
          </draw:text-box>
        </draw:frame>
        <draw:frame draw:style-name="gr2" draw:text-style-name="P3" draw:layer="layout" svg:width="0.921cm" svg:height="0.475cm" svg:x="4.72cm" svg:y="2.556cm">
          <draw:text-box>
            <text:p text:style-name="P2"><text:span text:style-name="T3">valor</text:span></text:p>
          </draw:text-box>
        </draw:frame>
        <draw:frame draw:style-name="gr2" draw:text-style-name="P3" draw:layer="layout" svg:width="3.38cm" svg:height="0.475cm" svg:x="6.021cm" svg:y="2.556cm">
          <draw:text-box>
            <text:p text:style-name="P2"><text:span text:style-name="T3">vergonzosamente</text:span></text:p>
          </draw:text-box>
        </draw:frame>
        <draw:frame draw:style-name="gr2" draw:text-style-name="P3" draw:layer="layout" svg:width="1.446cm" svg:height="0.475cm" svg:x="9.771cm" svg:y="2.556cm">
          <draw:text-box>
            <text:p text:style-name="P2"><text:span text:style-name="T3">grande,</text:span></text:p>
          </draw:text-box>
        </draw:frame>
        <draw:frame draw:style-name="gr2" draw:text-style-name="P3" draw:layer="layout" svg:width="0.423cm" svg:height="0.475cm" svg:x="11.59cm" svg:y="2.556cm">
          <draw:text-box>
            <text:p text:style-name="P2"><text:span text:style-name="T3">y</text:span></text:p>
          </draw:text-box>
        </draw:frame>
        <draw:frame draw:style-name="gr2" draw:text-style-name="P3" draw:layer="layout" svg:width="1.534cm" svg:height="0.475cm" svg:x="12.185cm" svg:y="2.556cm">
          <draw:text-box>
            <text:p text:style-name="P2"><text:span text:style-name="T3">declarar</text:span></text:p>
          </draw:text-box>
        </draw:frame>
        <draw:frame draw:style-name="gr2" draw:text-style-name="P3" draw:layer="layout" svg:width="0.476cm" svg:height="0.475cm" svg:x="14.071cm" svg:y="2.556cm">
          <draw:text-box>
            <text:p text:style-name="P2"><text:span text:style-name="T3">un</text:span></text:p>
          </draw:text-box>
        </draw:frame>
        <draw:frame draw:style-name="gr2" draw:text-style-name="P3" draw:layer="layout" svg:width="0.967cm" svg:height="0.475cm" svg:x="14.898cm" svg:y="2.556cm">
          <draw:text-box>
            <text:p text:style-name="P2"><text:span text:style-name="T3">array</text:span></text:p>
          </draw:text-box>
        </draw:frame>
        <draw:frame draw:style-name="gr2" draw:text-style-name="P3" draw:layer="layout" svg:width="0.476cm" svg:height="0.475cm" svg:x="16.219cm" svg:y="2.556cm">
          <draw:text-box>
            <text:p text:style-name="P2"><text:span text:style-name="T3">de</text:span></text:p>
          </draw:text-box>
        </draw:frame>
        <draw:frame draw:style-name="gr2" draw:text-style-name="P3" draw:layer="layout" svg:width="1.42cm" svg:height="0.475cm" svg:x="17.046cm" svg:y="2.556cm">
          <draw:text-box>
            <text:p text:style-name="P2"><text:span text:style-name="T3">tamaño</text:span></text:p>
          </draw:text-box>
        </draw:frame>
        <draw:frame draw:style-name="gr2" draw:text-style-name="P3" draw:layer="layout" svg:width="0.423cm" svg:height="0.475cm" svg:x="3.484cm" svg:y="2.5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338cm" svg:y="2.5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638cm" svg:y="2.5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389cm" svg:y="2.5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208cm" svg:y="2.5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802cm" svg:y="2.5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715cm" svg:y="2.5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542cm" svg:y="2.5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864cm" svg:y="2.5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691cm" svg:y="2.5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59cm" svg:y="2.5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2.788cm" svg:height="0.475cm" svg:x="2.542cm" svg:y="3.059cm">
          <draw:text-box>
            <text:p text:style-name="P2"><text:span text:style-name="T3">MAX_LINEAS.</text:span></text:p>
          </draw:text-box>
        </draw:frame>
        <draw:frame draw:style-name="gr2" draw:text-style-name="P3" draw:layer="layout" svg:width="0.971cm" svg:height="0.475cm" svg:x="5.518cm" svg:y="3.059cm">
          <draw:text-box>
            <text:p text:style-name="P2"><text:span text:style-name="T3">Esto,</text:span></text:p>
          </draw:text-box>
        </draw:frame>
        <draw:frame draw:style-name="gr2" draw:text-style-name="P3" draw:layer="layout" svg:width="2.318cm" svg:height="0.475cm" svg:x="6.68cm" svg:y="3.059cm">
          <draw:text-box>
            <text:p text:style-name="P2"><text:span text:style-name="T3">obviamente,</text:span></text:p>
          </draw:text-box>
        </draw:frame>
        <draw:frame draw:style-name="gr2" draw:text-style-name="P3" draw:layer="layout" svg:width="4.841cm" svg:height="0.475cm" svg:x="9.159cm" svg:y="3.059cm">
          <draw:text-box>
            <text:p text:style-name="P2"><text:span text:style-name="T3">es muy ineficiente (y feo).</text:span></text:p>
          </draw:text-box>
        </draw:frame>
        <draw:frame draw:style-name="gr2" draw:text-style-name="P3" draw:layer="layout" svg:width="4.015cm" svg:height="0.475cm" svg:x="14.368cm" svg:y="3.059cm">
          <draw:text-box>
            <text:p text:style-name="P2"><text:span text:style-name="T3">Nuestro programa no</text:span></text:p>
          </draw:text-box>
        </draw:frame>
        <draw:frame draw:style-name="gr2" draw:text-style-name="P3" draw:layer="layout" svg:width="0.423cm" svg:height="0.475cm" svg:x="5.321cm" svg:y="3.05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483cm" svg:y="3.05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988cm" svg:y="3.05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606cm" svg:y="3.05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577cm" svg:y="3.05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655cm" svg:y="3.05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179cm" svg:y="3.05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197cm" svg:y="3.05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851cm" svg:y="3.05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835cm" svg:y="3.05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76cm" svg:y="3.05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826cm" svg:height="0.475cm" svg:x="2.542cm" svg:y="3.562cm">
          <draw:text-box>
            <text:p text:style-name="P2"><text:span text:style-name="T3">sólo quedaría limitado por ese valor máximo, sino que además gastaría esa enorme</text:span></text:p>
          </draw:text-box>
        </draw:frame>
        <draw:frame draw:style-name="gr2" draw:text-style-name="P3" draw:layer="layout" svg:width="0.423cm" svg:height="0.475cm" svg:x="3.319cm" svg:y="3.56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136cm" svg:y="3.56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74cm" svg:y="3.56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496cm" svg:y="3.56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323cm" svg:y="3.56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386cm" svg:y="3.56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131cm" svg:y="3.56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025cm" svg:y="3.56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85cm" svg:y="3.56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475cm" svg:y="3.56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123cm" svg:y="3.56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924cm" svg:y="3.56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78cm" svg:y="3.56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6.708cm" svg:height="0.475cm" svg:x="2.542cm" svg:y="4.065cm">
          <draw:text-box>
            <text:p text:style-name="P2"><text:span text:style-name="T3">cantidad de memoria para procesar</text:span></text:p>
          </draw:text-box>
        </draw:frame>
        <draw:frame draw:style-name="gr2" draw:text-style-name="P3" draw:layer="layout" svg:width="1.492cm" svg:height="0.475cm" svg:x="10.062cm" svg:y="4.065cm">
          <draw:text-box>
            <text:p text:style-name="P2"><text:span text:style-name="T3">hasta el</text:span></text:p>
          </draw:text-box>
        </draw:frame>
        <draw:frame draw:style-name="gr2" draw:text-style-name="P3" draw:layer="layout" svg:width="6.03cm" svg:height="0.475cm" svg:x="11.928cm" svg:y="4.065cm">
          <draw:text-box>
            <text:p text:style-name="P2"><text:span text:style-name="T3">más pequeño de los ficheros.La</text:span></text:p>
          </draw:text-box>
        </draw:frame>
        <draw:frame draw:style-name="gr2" draw:text-style-name="P3" draw:layer="layout" svg:width="0.423cm" svg:height="0.475cm" svg:x="4.144cm" svg:y="4.06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891cm" svg:y="4.06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816cm" svg:y="4.06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914cm" svg:y="4.06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812cm" svg:y="4.06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099cm" svg:y="4.06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678cm" svg:y="4.06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728cm" svg:y="4.06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628cm" svg:y="4.06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349cm" svg:y="4.06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141cm" svg:y="4.06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3cm" svg:y="4.06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788cm" svg:height="0.475cm" svg:x="2.542cm" svg:y="4.568cm">
          <draw:text-box>
            <text:p text:style-name="P2"><text:span text:style-name="T3">solución consiste en utilizar memoria dinámica. La memoria dinámica es un espacio</text:span></text:p>
          </draw:text-box>
        </draw:frame>
        <draw:frame draw:style-name="gr2" draw:text-style-name="P3" draw:layer="layout" svg:width="0.423cm" svg:height="0.475cm" svg:x="4.097cm" svg:y="4.5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795cm" svg:y="4.5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41cm" svg:y="4.5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778cm" svg:y="4.5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57cm" svg:y="4.5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528cm" svg:y="4.5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143cm" svg:y="4.5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935cm" svg:y="4.5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748cm" svg:y="4.5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313cm" svg:y="4.5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902cm" svg:y="4.5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8cm" svg:y="4.56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1.131cm" svg:height="0.475cm" svg:x="2.542cm" svg:y="5.072cm">
          <draw:text-box>
            <text:p text:style-name="P2"><text:span text:style-name="T3">de almacenamiento que se solicita en tiempo de ejecución.</text:span></text:p>
          </draw:text-box>
        </draw:frame>
        <draw:frame draw:style-name="gr2" draw:text-style-name="P3" draw:layer="layout" svg:width="3.025cm" svg:height="0.475cm" svg:x="14.784cm" svg:y="5.072cm">
          <draw:text-box>
            <text:p text:style-name="P2"><text:span text:style-name="T3">De esa manera,</text:span></text:p>
          </draw:text-box>
        </draw:frame>
        <draw:frame draw:style-name="gr2" draw:text-style-name="P3" draw:layer="layout" svg:width="0.423cm" svg:height="0.475cm" svg:x="18.233cm" svg:y="5.072cm">
          <draw:text-box>
            <text:p text:style-name="P2"><text:span text:style-name="T3">a</text:span></text:p>
          </draw:text-box>
        </draw:frame>
        <draw:frame draw:style-name="gr2" draw:text-style-name="P3" draw:layer="layout" svg:width="0.423cm" svg:height="0.475cm" svg:x="3.013cm" svg:y="5.07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372cm" svg:y="5.07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329cm" svg:y="5.07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026cm" svg:y="5.07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545cm" svg:y="5.07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239cm" svg:y="5.07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735cm" svg:y="5.07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429cm" svg:y="5.07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561cm" svg:y="5.07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326cm" svg:y="5.07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232cm" svg:y="5.07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01cm" svg:y="5.07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9cm" svg:y="5.07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2.673cm" svg:height="0.475cm" svg:x="2.542cm" svg:y="5.575cm">
          <draw:text-box>
            <text:p text:style-name="P2"><text:span text:style-name="T3">medida que el</text:span></text:p>
          </draw:text-box>
        </draw:frame>
        <draw:frame draw:style-name="gr2" draw:text-style-name="P3" draw:layer="layout" svg:width="12.948cm" svg:height="0.475cm" svg:x="5.4cm" svg:y="5.575cm">
          <draw:text-box>
            <text:p text:style-name="P2"><text:span text:style-name="T3">proceso va necesitando espacio para más líneas, va solicitando más</text:span></text:p>
          </draw:text-box>
        </draw:frame>
        <draw:frame draw:style-name="gr2" draw:text-style-name="P3" draw:layer="layout" svg:width="0.423cm" svg:height="0.475cm" svg:x="3.932cm" svg:y="5.57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783cm" svg:y="5.57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256cm" svg:y="5.57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908cm" svg:y="5.57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499cm" svg:y="5.57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928cm" svg:y="5.57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532cm" svg:y="5.57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524cm" svg:y="5.57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469cm" svg:y="5.57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861cm" svg:y="5.57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426cm" svg:y="5.57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545cm" svg:y="5.57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4cm" svg:y="5.57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2.098cm" svg:height="0.475cm" svg:x="2.542cm" svg:y="6.078cm">
          <draw:text-box>
            <text:p text:style-name="P2"><text:span text:style-name="T3">memoria al</text:span></text:p>
          </draw:text-box>
        </draw:frame>
        <draw:frame draw:style-name="gr2" draw:text-style-name="P3" draw:layer="layout" svg:width="6.543cm" svg:height="0.475cm" svg:x="4.914cm" svg:y="6.078cm">
          <draw:text-box>
            <text:p text:style-name="P2"><text:span text:style-name="T3">sistema operativo para guardarlas.</text:span></text:p>
          </draw:text-box>
        </draw:frame>
        <draw:frame draw:style-name="gr2" draw:text-style-name="P3" draw:layer="layout" svg:width="0.423cm" svg:height="0.475cm" svg:x="11.872cm" svg:y="6.078cm">
          <draw:text-box>
            <text:p text:style-name="P2"><text:span text:style-name="T3">El</text:span></text:p>
          </draw:text-box>
        </draw:frame>
        <draw:frame draw:style-name="gr2" draw:text-style-name="P3" draw:layer="layout" svg:width="5.874cm" svg:height="0.475cm" svg:x="12.446cm" svg:y="6.078cm">
          <draw:text-box>
            <text:p text:style-name="P2"><text:span text:style-name="T3">medio para manejarla memoria</text:span></text:p>
          </draw:text-box>
        </draw:frame>
        <draw:frame draw:style-name="gr2" draw:text-style-name="P3" draw:layer="layout" svg:width="0.423cm" svg:height="0.475cm" svg:x="4.19cm" svg:y="6.07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717cm" svg:y="6.07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374cm" svg:y="6.07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313cm" svg:y="6.07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358cm" svg:y="6.07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675cm" svg:y="6.07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248cm" svg:y="6.07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599cm" svg:y="6.07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618cm" svg:y="6.07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649cm" svg:y="6.07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7cm" svg:y="6.07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2.487cm" svg:height="0.475cm" svg:x="2.542cm" svg:y="6.581cm">
          <draw:text-box>
            <text:p text:style-name="P2"><text:span text:style-name="T3">que otorga el</text:span></text:p>
          </draw:text-box>
        </draw:frame>
        <draw:frame draw:style-name="gr2" draw:text-style-name="P3" draw:layer="layout" svg:width="3.448cm" svg:height="0.475cm" svg:x="5.371cm" svg:y="6.581cm">
          <draw:text-box>
            <text:p text:style-name="P2"><text:span text:style-name="T3">sistema operativo,</text:span></text:p>
          </draw:text-box>
        </draw:frame>
        <draw:frame draw:style-name="gr2" draw:text-style-name="P3" draw:layer="layout" svg:width="0.899cm" svg:height="0.475cm" svg:x="9.059cm" svg:y="6.581cm">
          <draw:text-box>
            <text:p text:style-name="P2"><text:span text:style-name="T3">es el</text:span></text:p>
          </draw:text-box>
        </draw:frame>
        <draw:frame draw:style-name="gr2" draw:text-style-name="P3" draw:layer="layout" svg:width="1.564cm" svg:height="0.475cm" svg:x="10.177cm" svg:y="6.581cm">
          <draw:text-box>
            <text:p text:style-name="P2"><text:span text:style-name="T3">puntero,</text:span></text:p>
          </draw:text-box>
        </draw:frame>
        <draw:frame draw:style-name="gr2" draw:text-style-name="P3" draw:layer="layout" svg:width="6.344cm" svg:height="0.475cm" svg:x="11.902cm" svg:y="6.581cm">
          <draw:text-box>
            <text:p text:style-name="P2"><text:span text:style-name="T3">puesto que no podemos saber en</text:span></text:p>
          </draw:text-box>
        </draw:frame>
        <draw:frame draw:style-name="gr2" draw:text-style-name="P3" draw:layer="layout" svg:width="0.423cm" svg:height="0.475cm" svg:x="3.249cm" svg:y="6.5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647cm" svg:y="6.5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174cm" svg:y="6.5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831cm" svg:y="6.5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888cm" svg:y="6.5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506cm" svg:y="6.5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006cm" svg:y="6.5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732cm" svg:y="6.5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174cm" svg:y="6.5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052cm" svg:y="6.5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693cm" svg:y="6.5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607cm" svg:y="6.5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837cm" svg:y="6.5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79cm" svg:y="6.5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9.243cm" svg:height="0.475cm" svg:x="2.542cm" svg:y="7.084cm">
          <draw:text-box>
            <text:p text:style-name="P2"><text:span text:style-name="T3">tiempo de compilación dónde nos dará huecos el</text:span></text:p>
          </draw:text-box>
        </draw:frame>
        <draw:frame draw:style-name="gr2" draw:text-style-name="P3" draw:layer="layout" svg:width="6.276cm" svg:height="0.475cm" svg:x="12.106cm" svg:y="7.084cm">
          <draw:text-box>
            <text:p text:style-name="P2"><text:span text:style-name="T3">sistema operativo (en la memoria</text:span></text:p>
          </draw:text-box>
        </draw:frame>
        <draw:frame draw:style-name="gr2" draw:text-style-name="P3" draw:layer="layout" svg:width="0.423cm" svg:height="0.475cm" svg:x="3.814cm" svg:y="7.08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455cm" svg:y="7.08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837cm" svg:y="7.08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159cm" svg:y="7.08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986cm" svg:y="7.08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978cm" svg:y="7.08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488cm" svg:y="7.08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962cm" svg:y="7.08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565cm" svg:y="7.08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453cm" svg:y="7.08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209cm" svg:y="7.08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683cm" svg:y="7.08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75cm" svg:y="7.08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3.097cm" svg:height="0.475cm" svg:x="2.542cm" svg:y="7.587cm">
          <draw:text-box>
            <text:p text:style-name="P2"><text:span text:style-name="T3">de nuestro PC). </text:span></text:p>
          </draw:text-box>
        </draw:frame>
        <draw:frame draw:style-name="gr2" draw:text-style-name="P3" draw:layer="layout" svg:width="3.77cm" svg:height="0.475cm" svg:x="2.542cm" svg:y="8.09cm">
          <draw:text-box>
            <text:p text:style-name="P2"><text:span text:style-name="T3">Memoria Dinámica. </text:span></text:p>
          </draw:text-box>
        </draw:frame>
        <draw:frame draw:style-name="gr2" draw:text-style-name="P3" draw:layer="layout" svg:width="1.585cm" svg:height="0.475cm" svg:x="2.542cm" svg:y="8.593cm">
          <draw:text-box>
            <text:p text:style-name="P2"><text:span text:style-name="T3">Sobre el</text:span></text:p>
          </draw:text-box>
        </draw:frame>
        <draw:frame draw:style-name="gr2" draw:text-style-name="P3" draw:layer="layout" svg:width="4.604cm" svg:height="0.475cm" svg:x="4.343cm" svg:y="8.593cm">
          <draw:text-box>
            <text:p text:style-name="P2"><text:span text:style-name="T3">tratamiento de memoria,</text:span></text:p>
          </draw:text-box>
        </draw:frame>
        <draw:frame draw:style-name="gr2" draw:text-style-name="P3" draw:layer="layout" svg:width="8.985cm" svg:height="0.475cm" svg:x="9.211cm" svg:y="8.593cm">
          <draw:text-box>
            <text:p text:style-name="P2"><text:span text:style-name="T3">GLib dispone de una serie de instrucciones que</text:span></text:p>
          </draw:text-box>
        </draw:frame>
        <draw:frame draw:style-name="gr2" draw:text-style-name="P3" draw:layer="layout" svg:width="0.423cm" svg:height="0.475cm" svg:x="3.673cm" svg:y="8.5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173cm" svg:y="8.5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463cm" svg:y="8.5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105cm" svg:y="8.5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041cm" svg:y="8.5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106cm" svg:y="8.5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761cm" svg:y="8.5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402cm" svg:y="8.5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28cm" svg:y="8.5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369cm" svg:y="8.5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01cm" svg:y="8.5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627cm" svg:y="8.5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78cm" svg:y="8.59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4.298cm" svg:height="0.475cm" svg:x="2.542cm" svg:y="9.097cm">
          <draw:text-box>
            <text:p text:style-name="P2"><text:span text:style-name="T3">sustituyen a las ya conocidas por todos malloc, free, etc. y, siguiendo con el</text:span></text:p>
          </draw:text-box>
        </draw:frame>
        <draw:frame draw:style-name="gr2" draw:text-style-name="P3" draw:layer="layout" svg:width="1.065cm" svg:height="0.475cm" svg:x="17.408cm" svg:y="9.097cm">
          <draw:text-box>
            <text:p text:style-name="P2"><text:span text:style-name="T3">modo</text:span></text:p>
          </draw:text-box>
        </draw:frame>
        <draw:frame draw:style-name="gr2" draw:text-style-name="P3" draw:layer="layout" svg:width="0.423cm" svg:height="0.475cm" svg:x="4.45cm" svg:y="9.0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856cm" svg:y="9.0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568cm" svg:y="9.0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186cm" svg:y="9.0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264cm" svg:y="9.0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047cm" svg:y="9.0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227cm" svg:y="9.0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714cm" svg:y="9.0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705cm" svg:y="9.0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532cm" svg:y="9.0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006cm" svg:y="9.0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964cm" svg:y="9.0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791cm" svg:y="9.0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264cm" svg:y="9.0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8cm" svg:y="9.0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76cm" svg:height="0.475cm" svg:x="2.542cm" svg:y="9.6cm">
          <draw:text-box>
            <text:p text:style-name="P2"><text:span text:style-name="T3">de</text:span></text:p>
          </draw:text-box>
        </draw:frame>
        <draw:frame draw:style-name="gr2" draw:text-style-name="P3" draw:layer="layout" svg:width="1.153cm" svg:height="0.475cm" svg:x="3.343cm" svg:y="9.6cm">
          <draw:text-box>
            <text:p text:style-name="P2"><text:span text:style-name="T3">llamar</text:span></text:p>
          </draw:text-box>
        </draw:frame>
        <draw:frame draw:style-name="gr2" draw:text-style-name="P3" draw:layer="layout" svg:width="0.423cm" svg:height="0.475cm" svg:x="4.826cm" svg:y="9.6cm">
          <draw:text-box>
            <text:p text:style-name="P2"><text:span text:style-name="T3">a</text:span></text:p>
          </draw:text-box>
        </draw:frame>
        <draw:frame draw:style-name="gr2" draw:text-style-name="P3" draw:layer="layout" svg:width="0.544cm" svg:height="0.475cm" svg:x="5.391cm" svg:y="9.6cm">
          <draw:text-box>
            <text:p text:style-name="P2"><text:span text:style-name="T3">las</text:span></text:p>
          </draw:text-box>
        </draw:frame>
        <draw:frame draw:style-name="gr2" draw:text-style-name="P3" draw:layer="layout" svg:width="1.822cm" svg:height="0.475cm" svg:x="6.262cm" svg:y="9.6cm">
          <draw:text-box>
            <text:p text:style-name="P2"><text:span text:style-name="T3">funciones</text:span></text:p>
          </draw:text-box>
        </draw:frame>
        <draw:frame draw:style-name="gr2" draw:text-style-name="P3" draw:layer="layout" svg:width="1.611cm" svg:height="0.475cm" svg:x="8.378cm" svg:y="9.6cm">
          <draw:text-box>
            <text:p text:style-name="P2"><text:span text:style-name="T3">en GLib,</text:span></text:p>
          </draw:text-box>
        </draw:frame>
        <draw:frame draw:style-name="gr2" draw:text-style-name="P3" draw:layer="layout" svg:width="0.544cm" svg:height="0.475cm" svg:x="10.468cm" svg:y="9.6cm">
          <draw:text-box>
            <text:p text:style-name="P2"><text:span text:style-name="T3">las</text:span></text:p>
          </draw:text-box>
        </draw:frame>
        <draw:frame draw:style-name="gr2" draw:text-style-name="P3" draw:layer="layout" svg:width="1.822cm" svg:height="0.475cm" svg:x="11.312cm" svg:y="9.6cm">
          <draw:text-box>
            <text:p text:style-name="P2"><text:span text:style-name="T3">funciones</text:span></text:p>
          </draw:text-box>
        </draw:frame>
        <draw:frame draw:style-name="gr2" draw:text-style-name="P3" draw:layer="layout" svg:width="3.761cm" svg:height="0.475cm" svg:x="13.429cm" svg:y="9.6cm">
          <draw:text-box>
            <text:p text:style-name="P2"><text:span text:style-name="T3">que sustituyen a las</text:span></text:p>
          </draw:text-box>
        </draw:frame>
        <draw:frame draw:style-name="gr2" draw:text-style-name="P3" draw:layer="layout" svg:width="0.451cm" svg:height="0.475cm" svg:x="18.032cm" svg:y="9.6cm">
          <draw:text-box>
            <text:p text:style-name="P2"><text:span text:style-name="T3">ya</text:span></text:p>
          </draw:text-box>
        </draw:frame>
        <draw:frame draw:style-name="gr2" draw:text-style-name="P3" draw:layer="layout" svg:width="0.423cm" svg:height="0.475cm" svg:x="3.013cm" svg:y="9.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496cm" svg:y="9.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061cm" svg:y="9.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932cm" svg:y="9.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075cm" svg:y="9.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849cm" svg:y="9.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165cm" svg:y="9.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009cm" svg:y="9.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126cm" svg:y="9.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136cm" svg:y="9.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346cm" svg:y="9.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885cm" svg:y="9.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729cm" svg:y="9.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8cm" svg:y="9.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7.042cm" svg:height="0.475cm" svg:x="2.542cm" svg:y="10.103cm">
          <draw:text-box>
            <text:p text:style-name="P2"><text:span text:style-name="T3">mencionadas son g_malloc y g_free. </text:span></text:p>
          </draw:text-box>
        </draw:frame>
        <draw:frame draw:style-name="gr2" draw:text-style-name="P3" draw:layer="layout" svg:width="4.058cm" svg:height="0.475cm" svg:x="2.542cm" svg:y="10.606cm">
          <draw:text-box>
            <text:p text:style-name="P2"><text:span text:style-name="T3">Reserva de memoria </text:span></text:p>
          </draw:text-box>
        </draw:frame>
        <draw:frame draw:style-name="gr2" draw:text-style-name="P3" draw:layer="layout" svg:width="15.547cm" svg:height="0.475cm" svg:x="2.542cm" svg:y="11.109cm">
          <draw:text-box>
            <text:p text:style-name="P2"><text:span text:style-name="T3">.La función g_malloc posibilita la reserva de una zona de memoria, con un número</text:span></text:p>
          </draw:text-box>
        </draw:frame>
        <draw:frame draw:style-name="gr2" draw:text-style-name="P3" draw:layer="layout" svg:width="0.423cm" svg:height="0.475cm" svg:x="3.131cm" svg:y="11.10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668cm" svg:y="11.10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534cm" svg:y="11.10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353cm" svg:y="11.10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827cm" svg:y="11.10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383cm" svg:y="11.10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999cm" svg:y="11.10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85cm" svg:y="11.10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912cm" svg:y="11.10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527cm" svg:y="11.10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437cm" svg:y="11.10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264cm" svg:y="11.10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88cm" svg:y="11.10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cm" svg:y="11.10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8.058cm" svg:height="0.475cm" svg:x="2.542cm" svg:y="11.612cm">
          <draw:text-box>
            <text:p text:style-name="P2"><text:span text:style-name="T3">de bytes que le pasemos como parámetro.</text:span></text:p>
          </draw:text-box>
        </draw:frame>
        <draw:frame draw:style-name="gr2" draw:text-style-name="P3" draw:layer="layout" svg:width="1.678cm" svg:height="0.475cm" svg:x="11.325cm" svg:y="11.612cm">
          <draw:text-box>
            <text:p text:style-name="P2"><text:span text:style-name="T3">Además,</text:span></text:p>
          </draw:text-box>
        </draw:frame>
        <draw:frame draw:style-name="gr2" draw:text-style-name="P3" draw:layer="layout" svg:width="5.061cm" svg:height="0.475cm" svg:x="13.194cm" svg:y="11.612cm">
          <draw:text-box>
            <text:p text:style-name="P2"><text:span text:style-name="T3">también existe una función</text:span></text:p>
          </draw:text-box>
        </draw:frame>
        <draw:frame draw:style-name="gr2" draw:text-style-name="P3" draw:layer="layout" svg:width="0.423cm" svg:height="0.475cm" svg:x="3.013cm" svg:y="11.61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249cm" svg:y="11.61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18cm" svg:y="11.61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733cm" svg:y="11.61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649cm" svg:y="11.61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882cm" svg:y="11.61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128cm" svg:y="11.61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997cm" svg:y="11.61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701cm" svg:y="11.61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005cm" svg:y="11.61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909cm" svg:y="11.61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72cm" svg:y="11.61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221cm" svg:height="0.475cm" svg:x="2.542cm" svg:y="12.115cm">
          <draw:text-box>
            <text:p text:style-name="P2"><text:span text:style-name="T3">similar</text:span></text:p>
          </draw:text-box>
        </draw:frame>
        <draw:frame draw:style-name="gr2" draw:text-style-name="P3" draw:layer="layout" svg:width="4.489cm" svg:height="0.475cm" svg:x="3.963cm" svg:y="12.115cm">
          <draw:text-box>
            <text:p text:style-name="P2"><text:span text:style-name="T3">llamada g_malloc0 que,</text:span></text:p>
          </draw:text-box>
        </draw:frame>
        <draw:frame draw:style-name="gr2" draw:text-style-name="P3" draw:layer="layout" svg:width="7.254cm" svg:height="0.475cm" svg:x="8.793cm" svg:y="12.115cm">
          <draw:text-box>
            <text:p text:style-name="P2"><text:span text:style-name="T3">no sólo reserva una zona de memoria,</text:span></text:p>
          </draw:text-box>
        </draw:frame>
        <draw:frame draw:style-name="gr2" draw:text-style-name="P3" draw:layer="layout" svg:width="1.729cm" svg:height="0.475cm" svg:x="16.696cm" svg:y="12.115cm">
          <draw:text-box>
            <text:p text:style-name="P2"><text:span text:style-name="T3">sino que,</text:span></text:p>
          </draw:text-box>
        </draw:frame>
        <draw:frame draw:style-name="gr2" draw:text-style-name="P3" draw:layer="layout" svg:width="0.423cm" svg:height="0.475cm" svg:x="3.766cm" svg:y="12.1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447cm" svg:y="12.1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575cm" svg:y="12.1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596cm" svg:y="12.1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264cm" svg:y="12.1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239cm" svg:y="12.1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848cm" svg:y="12.1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752cm" svg:y="12.1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868cm" svg:y="12.1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536cm" svg:y="12.1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499cm" svg:y="12.1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473cm" svg:y="12.1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8cm" svg:y="12.11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632cm" svg:height="0.475cm" svg:x="2.542cm" svg:y="12.619cm">
          <draw:text-box>
            <text:p text:style-name="P2"><text:span text:style-name="T3">además,</text:span></text:p>
          </draw:text-box>
        </draw:frame>
        <draw:frame draw:style-name="gr2" draw:text-style-name="P3" draw:layer="layout" svg:width="7.182cm" svg:height="0.475cm" svg:x="4.338cm" svg:y="12.619cm">
          <draw:text-box>
            <text:p text:style-name="P2"><text:span text:style-name="T3">llena esa zona de memoria con ceros,</text:span></text:p>
          </draw:text-box>
        </draw:frame>
        <draw:frame draw:style-name="gr2" draw:text-style-name="P3" draw:layer="layout" svg:width="1.23cm" svg:height="0.475cm" svg:x="11.984cm" svg:y="12.619cm">
          <draw:text-box>
            <text:p text:style-name="P2"><text:span text:style-name="T3">lo cual</text:span></text:p>
          </draw:text-box>
        </draw:frame>
        <draw:frame draw:style-name="gr2" draw:text-style-name="P3" draw:layer="layout" svg:width="4.375cm" svg:height="0.475cm" svg:x="13.432cm" svg:y="12.619cm">
          <draw:text-box>
            <text:p text:style-name="P2"><text:span text:style-name="T3">nos puede beneficiar si</text:span></text:p>
          </draw:text-box>
        </draw:frame>
        <draw:frame draw:style-name="gr2" draw:text-style-name="P3" draw:layer="layout" svg:width="0.451cm" svg:height="0.475cm" svg:x="18.012cm" svg:y="12.619cm">
          <draw:text-box>
            <text:p text:style-name="P2"><text:span text:style-name="T3">se</text:span></text:p>
          </draw:text-box>
        </draw:frame>
        <draw:frame draw:style-name="gr2" draw:text-style-name="P3" draw:layer="layout" svg:width="0.423cm" svg:height="0.475cm" svg:x="4.167cm" svg:y="12.61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5.233cm" svg:y="12.61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086cm" svg:y="12.61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175cm" svg:y="12.61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817cm" svg:y="12.61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636cm" svg:y="12.61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489cm" svg:y="12.61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814cm" svg:y="12.61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314cm" svg:y="12.61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261cm" svg:y="12.61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115cm" svg:y="12.61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437cm" svg:y="12.61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418cm" svg:y="12.61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868cm" svg:y="12.61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cm" svg:y="12.61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585cm" svg:height="0.475cm" svg:x="2.542cm" svg:y="13.122cm">
          <draw:text-box>
            <text:p text:style-name="P2"><text:span text:style-name="T3">necesita</text:span></text:p>
          </draw:text-box>
        </draw:frame>
        <draw:frame draw:style-name="gr2" draw:text-style-name="P3" draw:layer="layout" svg:width="0.476cm" svg:height="0.475cm" svg:x="4.503cm" svg:y="13.122cm">
          <draw:text-box>
            <text:p text:style-name="P2"><text:span text:style-name="T3">un</text:span></text:p>
          </draw:text-box>
        </draw:frame>
        <draw:frame draw:style-name="gr2" draw:text-style-name="P3" draw:layer="layout" svg:width="0.925cm" svg:height="0.475cm" svg:x="5.356cm" svg:y="13.122cm">
          <draw:text-box>
            <text:p text:style-name="P2"><text:span text:style-name="T3">zona</text:span></text:p>
          </draw:text-box>
        </draw:frame>
        <draw:frame draw:style-name="gr2" draw:text-style-name="P3" draw:layer="layout" svg:width="0.476cm" svg:height="0.475cm" svg:x="6.657cm" svg:y="13.122cm">
          <draw:text-box>
            <text:p text:style-name="P2"><text:span text:style-name="T3">de</text:span></text:p>
          </draw:text-box>
        </draw:frame>
        <draw:frame draw:style-name="gr2" draw:text-style-name="P3" draw:layer="layout" svg:width="1.649cm" svg:height="0.475cm" svg:x="7.511cm" svg:y="13.122cm">
          <draw:text-box>
            <text:p text:style-name="P2"><text:span text:style-name="T3">memoria</text:span></text:p>
          </draw:text-box>
        </draw:frame>
        <draw:frame draw:style-name="gr2" draw:text-style-name="P3" draw:layer="layout" svg:width="1.987cm" svg:height="0.475cm" svg:x="9.541cm" svg:y="13.122cm">
          <draw:text-box>
            <text:p text:style-name="P2"><text:span text:style-name="T3">totalmente</text:span></text:p>
          </draw:text-box>
        </draw:frame>
        <draw:frame draw:style-name="gr2" draw:text-style-name="P3" draw:layer="layout" svg:width="2.762cm" svg:height="0.475cm" svg:x="11.902cm" svg:y="13.122cm">
          <draw:text-box>
            <text:p text:style-name="P2"><text:span text:style-name="T3">limpia.gpointer</text:span></text:p>
          </draw:text-box>
        </draw:frame>
        <draw:frame draw:style-name="gr2" draw:text-style-name="P3" draw:layer="layout" svg:width="1.7cm" svg:height="0.475cm" svg:x="15.013cm" svg:y="13.122cm">
          <draw:text-box>
            <text:p text:style-name="P2"><text:span text:style-name="T3">g_malloc</text:span></text:p>
          </draw:text-box>
        </draw:frame>
        <draw:frame draw:style-name="gr2" draw:text-style-name="P3" draw:layer="layout" svg:width="1.42cm" svg:height="0.475cm" svg:x="17.064cm" svg:y="13.122cm">
          <draw:text-box>
            <text:p text:style-name="P2"><text:span text:style-name="T3">(gulong</text:span></text:p>
          </draw:text-box>
        </draw:frame>
        <draw:frame draw:style-name="gr2" draw:text-style-name="P3" draw:layer="layout" svg:width="0.423cm" svg:height="0.475cm" svg:x="4.12cm" svg:y="13.12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974cm" svg:y="13.12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275cm" svg:y="13.12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128cm" svg:y="13.12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9.159cm" svg:y="13.12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519cm" svg:y="13.12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657cm" svg:y="13.12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708cm" svg:y="13.12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78cm" svg:y="13.12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3.406cm" svg:height="0.475cm" svg:x="2.542cm" svg:y="13.625cm">
          <draw:text-box>
            <text:p text:style-name="P2"><text:span text:style-name="T3">numero_de_bytes</text:span></text:p>
          </draw:text-box>
        </draw:frame>
        <draw:frame draw:style-name="gr2" draw:text-style-name="P3" draw:layer="layout" svg:width="1.797cm" svg:height="0.475cm" svg:x="6.263cm" svg:y="13.625cm">
          <draw:text-box>
            <text:p text:style-name="P2"><text:span text:style-name="T3">);gpointer</text:span></text:p>
          </draw:text-box>
        </draw:frame>
        <draw:frame draw:style-name="gr2" draw:text-style-name="P3" draw:layer="layout" svg:width="6.995cm" svg:height="0.475cm" svg:x="8.383cm" svg:y="13.625cm">
          <draw:text-box>
            <text:p text:style-name="P2"><text:span text:style-name="T3">g_malloc0 (gulong numero_de_bytes</text:span></text:p>
          </draw:text-box>
        </draw:frame>
        <draw:frame draw:style-name="gr2" draw:text-style-name="P3" draw:layer="layout" svg:width="2.267cm" svg:height="0.475cm" svg:x="16.028cm" svg:y="13.625cm">
          <draw:text-box>
            <text:p text:style-name="P2"><text:span text:style-name="T3">);Existe otro</text:span></text:p>
          </draw:text-box>
        </draw:frame>
        <draw:frame draw:style-name="gr2" draw:text-style-name="P3" draw:layer="layout" svg:width="0.423cm" svg:height="0.475cm" svg:x="5.934cm" svg:y="13.62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053cm" svg:y="13.62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314cm" svg:y="13.62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2.03cm" svg:y="13.62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724cm" svg:y="13.62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7.44cm" svg:y="13.62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73cm" svg:y="13.62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712cm" svg:height="0.475cm" svg:x="2.542cm" svg:y="14.128cm">
          <draw:text-box>
            <text:p text:style-name="P2"><text:span text:style-name="T3">conjunto de funciones que nos permiten reservar memoria de una forma parecida a</text:span></text:p>
          </draw:text-box>
        </draw:frame>
        <draw:frame draw:style-name="gr2" draw:text-style-name="P3" draw:layer="layout" svg:width="0.423cm" svg:height="0.475cm" svg:x="4.144cm" svg:y="14.12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4.759cm" svg:y="14.12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6.717cm" svg:y="14.12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7.568cm" svg:y="14.12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8.395cm" svg:y="14.12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187cm" svg:y="14.12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1.885cm" svg:y="14.12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3.677cm" svg:y="14.12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4.292cm" svg:y="14.12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5.143cm" svg:y="14.12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6.37cm" svg:y="14.12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113cm" svg:y="14.12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8.466cm" svg:y="14.12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0.145cm" svg:height="0.475cm" svg:x="2.542cm" svg:y="14.631cm">
          <draw:text-box>
            <text:p text:style-name="P2"><text:span text:style-name="T3">cómo se hace en los lenguajes orientados a objetos. <text:s/></text:span></text:p>
          </draw:text-box>
        </draw:frame>
        <draw:frame draw:style-name="gr2" draw:text-style-name="P3" draw:layer="layout" svg:width="0.423cm" svg:height="0.475cm" svg:x="10.513cm" svg:y="15.13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513cm" svg:y="15.63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513cm" svg:y="16.1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4.98cm" svg:height="0.475cm" svg:x="8.077cm" svg:y="16.644cm">
          <draw:text-box>
            <text:p text:style-name="P2"><text:span text:style-name="T3">Referencias bibliográficas </text:span></text:p>
          </draw:text-box>
        </draw:frame>
        <draw:frame draw:style-name="gr2" draw:text-style-name="P3" draw:layer="layout" svg:width="0.423cm" svg:height="0.475cm" svg:x="10.513cm" svg:y="17.14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6.335cm" svg:height="0.475cm" svg:x="2.542cm" svg:y="17.65cm">
          <draw:text-box>
            <text:p text:style-name="P2"><text:span text:style-name="T3">Libro digital : Estructura de datos </text:span></text:p>
          </draw:text-box>
        </draw:frame>
        <draw:frame draw:style-name="gr2" draw:text-style-name="P3" draw:layer="layout" svg:width="4.887cm" svg:height="0.475cm" svg:x="2.542cm" svg:y="18.153cm">
          <draw:text-box>
            <text:p text:style-name="P2"><text:span text:style-name="T3">Autora : Cinthia Carrasco </text:span></text:p>
          </draw:text-box>
        </draw:frame>
        <draw:frame draw:style-name="gr2" draw:text-style-name="P3" draw:layer="layout" svg:width="6.691cm" svg:height="0.475cm" svg:x="2.542cm" svg:y="18.656cm">
          <draw:text-box>
            <text:p text:style-name="P2"><text:span text:style-name="T3">Hecho el 12 de diciembre del 2012 </text:span></text:p>
          </draw:text-box>
        </draw:frame>
        <draw:frame draw:style-name="gr2" draw:text-style-name="P3" draw:layer="layout" svg:width="0.423cm" svg:height="0.475cm" svg:x="2.542cm" svg:y="19.15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3cm" svg:height="0.475cm" svg:x="10.513cm" svg:y="19.662cm">
          <draw:text-box>
            <text:p text:style-name="P2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5T21:57:23.200045850</dc:date>
    <meta:editing-duration>PT1M30S</meta:editing-duration>
    <meta:editing-cycles>1</meta:editing-cycles>
    <meta:document-statistic meta:object-count="903"/>
    <meta:generator>LibreOffice/6.0.6.2$Linux_X86_64 LibreOffice_project/00m0$Build-2</meta:generator>
  </office:meta>
</office:document-meta>
</file>